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6944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First</text:p>
          </table:table-cell>
          <table:table-cell office:value-type="time" office:time-value="PT13H8M49.000S" table:style-name="ce9">
            <text:p>13:08:49</text:p>
          </table:table-cell>
          <table:table-cell office:value-type="string" table:style-name="ce12">
            <text:p>Last</text:p>
          </table:table-cell>
          <table:table-cell office:value-type="time" office:time-value="PT13H13M49.000S" table:style-name="ce9">
            <text:p>13:13:49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9.9272727272727259" table:style-name="ce13">
            <text:p>10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6.718181818181819" table:style-name="ce14">
            <text:p>46.7</text:p>
          </table:table-cell>
          <table:table-cell office:value-type="float" office:value="14.009090909090908" table:style-name="ce14">
            <text:p>14.0</text:p>
          </table:table-cell>
          <table:table-cell office:value-type="float" office:value="2.7272727272727278E-2" table:style-name="ce14">
            <text:p>0.0</text:p>
          </table:table-cell>
          <table:table-cell office:value-type="float" office:value="39.245454545454542" table:style-name="ce14">
            <text:p>39.2</text:p>
          </table:table-cell>
          <table:table-cell office:value-type="float" office:value="60.727272727272741" table:style-name="ce14">
            <text:p>60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8.600000000000001" table:style-name="ce13">
            <text:p>19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2.9" table:style-name="ce14">
            <text:p>82.9</text:p>
          </table:table-cell>
          <table:table-cell office:value-type="float" office:value="23.3" table:style-name="ce14">
            <text:p>23.3</text:p>
          </table:table-cell>
          <table:table-cell office:value-type="float" office:value="0.1" table:style-name="ce14">
            <text:p>0.1</text:p>
          </table:table-cell>
          <table:table-cell office:value-type="float" office:value="96.9" table:style-name="ce14">
            <text:p>96.9</text:p>
          </table:table-cell>
          <table:table-cell office:value-type="float" office:value="92.4" table:style-name="ce14">
            <text:p>92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5813H10M49.000S" table:style-name="ce9">
            <text:p>13:10:49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7744697411947852" table:style-name="ce14">
            <text:p>1.8</text:p>
          </table:table-cell>
          <table:table-cell office:value-type="float" office:value="1.6632057105775473" table:style-name="ce14">
            <text:p>1.7</text:p>
          </table:table-cell>
          <table:table-cell office:value-type="float" office:value="3.6666666666666661" table:style-name="ce14">
            <text:p>3.7</text:p>
          </table:table-cell>
          <table:table-cell office:value-type="float" office:value="2.4690757470465603" table:style-name="ce14">
            <text:p>2.5</text:p>
          </table:table-cell>
          <table:table-cell office:value-type="float" office:value="1.5215568862275446" table:style-name="ce14">
            <text:p>1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384.66" table:style-name="ce13">
            <text:p>38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6-15T00:00:00" table:style-name="ce5">
            <text:p>15-Ju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1" table:style-name="ce4">
            <text:p>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3M8.480S" table:style-name="ce6">
            <text:p>00:13: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1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3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8113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38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200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1629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09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091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538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097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0872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241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6"/>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089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15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1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4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6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1520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75233 0 62457 1786252 8427 0 1711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70310 0 16407 438881 2102 0 885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72960 0 16542 442804 2532 0 310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70879 0 15481 446523 2002 0 276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61083 0 14026 458043 1789 0 239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2635390 49 1364 0 0 0 0 2 0 1 0 0 0 2464 0 25824 70 0 0 0 0 0 0 0 22 0 0 0 0 0 0 0 0 494197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23217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9740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5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22657950 0 1316597 169172 20092213 25864 0 1334 359191 450 693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1496883517 19974039 <text:s text:c="3"/>0 <text:s text:c="3"/>0 <text:s text:c="3"/>0 <text:s text:c="4"/>0 <text:s text:c="9"/>0 <text:s text:c="8"/>0 1496883517 1997403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36959507 <text:s/>220693 <text:s text:c="3"/>0 <text:s text:c="2"/>75 <text:s text:c="3"/>0 <text:s text:c="4"/>0 <text:s text:c="9"/>0 <text:s text:c="8"/>0 519315139 <text:s/>437255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181 5792 702070 244856 13638 552803 4545144 4128676 0 124936 4381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079 5761 701018 244280 13638 552803 4545144 4128676 0 124760 4381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4 0 0 0 0 0 64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6 0 0 0 0 0 416 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836 146636 21 20 8 50 37 45 20 0 1 0 4 2932736 413 4294967295 12939264 13039100 0 0 0 0 0 4096 536946211 4294967295 0 0 0 1 0 0 15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3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20693 errors:0 dropped:75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37255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6959507 (36.9 MB) <text:s/>TX bytes:519315139 (519.3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997403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997403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496883517 (1.4 GB) <text:s/>TX bytes:1496883517 (1.4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13 <text:s text:c="5"/>2867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2.72222in" svg:width="13.06944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8.15278in" svg:width="13.06944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2.4" table:style-name="ce1">
            <text:p>2.4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6.9" table:style-name="ce1">
            <text:p>96.9</text:p>
          </table:table-cell>
          <table:table-cell office:value-type="float" office:value="3.0999999999999996" table:style-name="ce1">
            <text:p>3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56.9" table:style-name="ce1">
            <text:p>56.9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67.2" table:style-name="ce1">
            <text:p>67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82.9" table:style-name="ce1">
            <text:p>82.9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7.7" table:style-name="ce1">
            <text:p>7.7</text:p>
          </table:table-cell>
          <table:table-cell office:value-type="float" office:value="92.4" table:style-name="ce1">
            <text:p>9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60.8" table:style-name="ce1">
            <text:p>60.8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28.5" table:style-name="ce1">
            <text:p>28.5</text:p>
          </table:table-cell>
          <table:table-cell office:value-type="float" office:value="71.5" table:style-name="ce1">
            <text:p>71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62.2" table:style-name="ce1">
            <text:p>62.2</text:p>
          </table:table-cell>
          <table:table-cell office:value-type="float" office:value="14.2" table:style-name="ce1">
            <text:p>14.2</text:p>
          </table:table-cell>
          <table:table-cell office:value-type="float" office:value="0.1" table:style-name="ce1">
            <text:p>0.1</text:p>
          </table:table-cell>
          <table:table-cell office:value-type="float" office:value="23.5" table:style-name="ce1">
            <text:p>23.5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32.5" table:style-name="ce1">
            <text:p>32.5</text:p>
          </table:table-cell>
          <table:table-cell office:value-type="float" office:value="21.4" table:style-name="ce1">
            <text:p>21.4</text:p>
          </table:table-cell>
          <table:table-cell office:value-type="float" office:value="0.1" table:style-name="ce1">
            <text:p>0.1</text:p>
          </table:table-cell>
          <table:table-cell office:value-type="float" office:value="46" table:style-name="ce1">
            <text:p>46</text:p>
          </table:table-cell>
          <table:table-cell office:value-type="float" office:value="53.9" table:style-name="ce1">
            <text:p>53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22.7" table:style-name="ce1">
            <text:p>22.7</text:p>
          </table:table-cell>
          <table:table-cell office:value-type="float" office:value="23.3" table:style-name="ce1">
            <text:p>23.3</text:p>
          </table:table-cell>
          <table:table-cell office:value-type="float" office:value="0.1" table:style-name="ce1">
            <text:p>0.1</text:p>
          </table:table-cell>
          <table:table-cell office:value-type="float" office:value="53.9" table:style-name="ce1">
            <text:p>53.9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35.9" table:style-name="ce1">
            <text:p>35.9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float" office:value="42.4" table:style-name="ce1">
            <text:p>42.4</text:p>
          </table:table-cell>
          <table:table-cell office:value-type="float" office:value="57.5" table:style-name="ce1">
            <text:p>57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45.8" table:style-name="ce1">
            <text:p>45.8</text:p>
          </table:table-cell>
          <table:table-cell office:value-type="float" office:value="54.2" table:style-name="ce1">
            <text:p>54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64.5" table:style-name="ce1">
            <text:p>64.5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2.8" table:style-name="ce1">
            <text:p>22.8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60.9" table:style-name="ce1">
            <text:p>60.9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31.4" table:style-name="ce1">
            <text:p>31.4</text:p>
          </table:table-cell>
          <table:table-cell office:value-type="float" office:value="68.7" table:style-name="ce1">
            <text:p>68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6.718181818181819" table:style-name="ce1">
            <text:p>46.71818182</text:p>
          </table:table-cell>
          <table:table-cell office:value-type="float" office:value="14.009090909090908" table:style-name="ce1">
            <text:p>14.00909091</text:p>
          </table:table-cell>
          <table:table-cell office:value-type="float" office:value="2.7272727272727278E-2" table:style-name="ce1">
            <text:p>0.027272727</text:p>
          </table:table-cell>
          <table:table-cell office:value-type="float" office:value="39.245454545454542" table:style-name="ce1">
            <text:p>39.24545455</text:p>
          </table:table-cell>
          <table:table-cell office:value-type="float" office:value="60.727272727272741" table:style-name="ce1">
            <text:p>60.72727273</text:p>
          </table:table-cell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6944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7.027272727272731" table:style-name="ce11">
            <text:p>47.0</text:p>
          </table:table-cell>
          <table:table-cell office:value-type="float" office:value="13.590909090909092" table:style-name="ce11">
            <text:p>13.6</text:p>
          </table:table-cell>
          <table:table-cell office:value-type="float" office:value="7.2727272727272724E-2" table:style-name="ce11">
            <text:p>0.1</text:p>
          </table:table-cell>
          <table:table-cell office:value-type="float" office:value="39.327272727272728" table:style-name="ce11">
            <text:p>3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8.372727272727275" table:style-name="ce11">
            <text:p>48.4</text:p>
          </table:table-cell>
          <table:table-cell office:value-type="float" office:value="14.136363636363637" table:style-name="ce11">
            <text:p>14.1</text:p>
          </table:table-cell>
          <table:table-cell office:value-type="float" office:value="5.4545454545454543E-2" table:style-name="ce11">
            <text:p>0.1</text:p>
          </table:table-cell>
          <table:table-cell office:value-type="float" office:value="37.436363636363637" table:style-name="ce11">
            <text:p>37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7.736363636363627" table:style-name="ce11">
            <text:p>47.7</text:p>
          </table:table-cell>
          <table:table-cell office:value-type="float" office:value="14.290909090909089" table:style-name="ce11">
            <text:p>14.3</text:p>
          </table:table-cell>
          <table:table-cell office:value-type="float" office:value="4.5454545454545456E-2" table:style-name="ce11">
            <text:p>0.0</text:p>
          </table:table-cell>
          <table:table-cell office:value-type="float" office:value="37.918181818181822" table:style-name="ce11">
            <text:p>37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7.472727272727269" table:style-name="ce11">
            <text:p>47.5</text:p>
          </table:table-cell>
          <table:table-cell office:value-type="float" office:value="14.772727272727273" table:style-name="ce11">
            <text:p>14.8</text:p>
          </table:table-cell>
          <table:table-cell office:value-type="float" office:value="0.1" table:style-name="ce11">
            <text:p>0.1</text:p>
          </table:table-cell>
          <table:table-cell office:value-type="float" office:value="37.645454545454541" table:style-name="ce11">
            <text:p>37.6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2.72222in" svg:width="13.06944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8.15278in" svg:width="13.06944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0" table:style-name="ce1">
            <text:p>0</text:p>
          </table:table-cell>
          <table:table-cell office:value-type="float" office:value="45.4" table:style-name="ce1">
            <text:p>45.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0" table:style-name="ce1">
            <text:p>0</text:p>
          </table:table-cell>
          <table:table-cell office:value-type="float" office:value="1131.2" table:style-name="ce1">
            <text:p>1131.2</text:p>
          </table:table-cell>
          <table:table-cell office:value-type="float" office:value="6.6" table:style-name="ce1">
            <text:p>6.6</text:p>
          </table:table-cell>
          <table:table-cell table:number-columns-repeated="16380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0" table:style-name="ce1">
            <text:p>0</text:p>
          </table:table-cell>
          <table:table-cell office:value-type="float" office:value="1837.2" table:style-name="ce1">
            <text:p>1837.2</text:p>
          </table:table-cell>
          <table:table-cell office:value-type="float" office:value="11.6" table:style-name="ce1">
            <text:p>11.6</text:p>
          </table:table-cell>
          <table:table-cell table:number-columns-repeated="16380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0" table:style-name="ce1">
            <text:p>0</text:p>
          </table:table-cell>
          <table:table-cell office:value-type="float" office:value="2495" table:style-name="ce1">
            <text:p>2495</text:p>
          </table:table-cell>
          <table:table-cell office:value-type="float" office:value="18.600000000000001" table:style-name="ce1">
            <text:p>18.6</text:p>
          </table:table-cell>
          <table:table-cell table:number-columns-repeated="16380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0" table:style-name="ce1">
            <text:p>0</text:p>
          </table:table-cell>
          <table:table-cell office:value-type="float" office:value="908.8" table:style-name="ce1">
            <text:p>908.8</text:p>
          </table:table-cell>
          <table:table-cell office:value-type="float" office:value="10.6" table:style-name="ce1">
            <text:p>10.6</text:p>
          </table:table-cell>
          <table:table-cell table:number-columns-repeated="16380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0" table:style-name="ce1">
            <text:p>0</text:p>
          </table:table-cell>
          <table:table-cell office:value-type="float" office:value="1537.2" table:style-name="ce1">
            <text:p>1537.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0" table:style-name="ce1">
            <text:p>0</text:p>
          </table:table-cell>
          <table:table-cell office:value-type="float" office:value="1339.6" table:style-name="ce1">
            <text:p>1339.6</text:p>
          </table:table-cell>
          <table:table-cell office:value-type="float" office:value="10.6" table:style-name="ce1">
            <text:p>10.6</text:p>
          </table:table-cell>
          <table:table-cell table:number-columns-repeated="16380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0" table:style-name="ce1">
            <text:p>0</text:p>
          </table:table-cell>
          <table:table-cell office:value-type="float" office:value="1239.5999999999999" table:style-name="ce1">
            <text:p>1239.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0" table:style-name="ce1">
            <text:p>0</text:p>
          </table:table-cell>
          <table:table-cell office:value-type="float" office:value="1362.8" table:style-name="ce1">
            <text:p>1362.8</text:p>
          </table:table-cell>
          <table:table-cell office:value-type="float" office:value="13.6" table:style-name="ce1">
            <text:p>13.6</text:p>
          </table:table-cell>
          <table:table-cell table:number-columns-repeated="16380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0" table:style-name="ce1">
            <text:p>0</text:p>
          </table:table-cell>
          <table:table-cell office:value-type="float" office:value="925.2" table:style-name="ce1">
            <text:p>925.2</text:p>
          </table:table-cell>
          <table:table-cell office:value-type="float" office:value="11.6" table:style-name="ce1">
            <text:p>11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2)" table:style-name="ce8">
            <text:p>0.0</text:p>
          </table:table-cell>
          <table:table-cell office:value-type="float" office:value="1165.6363636363637" table:formula="msoxl:=AVERAGE(C2:C12)" table:style-name="ce8">
            <text:p>1165.6</text:p>
          </table:table-cell>
          <table:table-cell office:value-type="float" office:value="9.9272727272727259" table:formula="msoxl:=AVERAGE(D2:D12)" table:style-name="ce8">
            <text:p>9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4=0,0,MAX(SUMPRODUCT(B2:B12,B2:B12)/SUM(B2:B12)-B14,0))" table:style-name="ce8">
            <text:p>0.0</text:p>
          </table:table-cell>
          <table:table-cell office:value-type="float" office:value="403.17192836176423" table:formula="msoxl:=IF(C14=0,0,MAX(SUMPRODUCT(C2:C12,C2:C12)/SUM(C2:C12)-C14,0))" table:style-name="ce8">
            <text:p>403.2</text:p>
          </table:table-cell>
          <table:table-cell office:value-type="float" office:value="2.7313353313353357" table:formula="msoxl:=IF(D14=0,0,MAX(SUMPRODUCT(D2:D12,D2:D12)/SUM(D2:D12)-D14,0))" table:style-name="ce8">
            <text:p>2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2)-B14-B15)" table:style-name="ce8">
            <text:p>0.0</text:p>
          </table:table-cell>
          <table:table-cell office:value-type="float" office:value="926.19170800187203" table:formula="msoxl:=ABS(MAX(C2:C12)-C14-C15)" table:style-name="ce8">
            <text:p>926.2</text:p>
          </table:table-cell>
          <table:table-cell office:value-type="float" office:value="5.9413919413919398" table:formula="msoxl:=ABS(MAX(D2:D12)-D14-D15)" table:style-name="ce8">
            <text:p>5.9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2.72222in" svg:width="13.06944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8.15278in" svg:width="13.06944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45.3" table:style-name="ce1">
            <text:p>45.3</text:p>
          </table:table-cell>
          <table:table-cell office:value-type="float" office:value="45.3" table:style-name="ce1">
            <text:p>4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0.6" table:style-name="ce1">
            <text:p>90.6</text:p>
          </table:table-cell>
          <table:table-cell table:number-columns-repeated="16128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173.1" table:style-name="ce1">
            <text:p>173.1</text:p>
          </table:table-cell>
          <table:table-cell office:value-type="float" office:value="173.1" table:style-name="ce1">
            <text:p>17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6.2" table:style-name="ce1">
            <text:p>346.2</text:p>
          </table:table-cell>
          <table:table-cell table:number-columns-repeated="16128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158.4" table:style-name="ce1">
            <text:p>158.4</text:p>
          </table:table-cell>
          <table:table-cell office:value-type="float" office:value="158.4" table:style-name="ce1">
            <text:p>1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6.8" table:style-name="ce1">
            <text:p>316.8</text:p>
          </table:table-cell>
          <table:table-cell table:number-columns-repeated="16128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133.69999999999999" table:style-name="ce1">
            <text:p>133.7</text:p>
          </table:table-cell>
          <table:table-cell office:value-type="float" office:value="133.69999999999999" table:style-name="ce1">
            <text:p>13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7.39999999999998" table:style-name="ce1">
            <text:p>267.4</text:p>
          </table:table-cell>
          <table:table-cell table:number-columns-repeated="16128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86.3" table:style-name="ce1">
            <text:p>86.3</text:p>
          </table:table-cell>
          <table:table-cell office:value-type="float" office:value="86.3" table:style-name="ce1">
            <text:p>8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2.6" table:style-name="ce1">
            <text:p>172.6</text:p>
          </table:table-cell>
          <table:table-cell table:number-columns-repeated="16128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118.9" table:style-name="ce1">
            <text:p>118.9</text:p>
          </table:table-cell>
          <table:table-cell office:value-type="float" office:value="118.9" table:style-name="ce1">
            <text:p>11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7.8" table:style-name="ce1">
            <text:p>237.8</text:p>
          </table:table-cell>
          <table:table-cell table:number-columns-repeated="16128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126.4" table:style-name="ce1">
            <text:p>126.4</text:p>
          </table:table-cell>
          <table:table-cell office:value-type="float" office:value="126.4" table:style-name="ce1">
            <text:p>12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2.8" table:style-name="ce1">
            <text:p>252.8</text:p>
          </table:table-cell>
          <table:table-cell table:number-columns-repeated="16128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103.3" table:style-name="ce1">
            <text:p>103.3</text:p>
          </table:table-cell>
          <table:table-cell office:value-type="float" office:value="103.3" table:style-name="ce1">
            <text:p>10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6.6" table:style-name="ce1">
            <text:p>206.6</text:p>
          </table:table-cell>
          <table:table-cell table:number-columns-repeated="16128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100.7" table:style-name="ce1">
            <text:p>100.7</text:p>
          </table:table-cell>
          <table:table-cell office:value-type="float" office:value="100.7" table:style-name="ce1">
            <text:p>10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1.4" table:style-name="ce1">
            <text:p>201.4</text:p>
          </table:table-cell>
          <table:table-cell table:number-columns-repeated="16128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79.3" table:style-name="ce1">
            <text:p>79.3</text:p>
          </table:table-cell>
          <table:table-cell office:value-type="float" office:value="79.3" table:style-name="ce1">
            <text:p>7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8.6" table:style-name="ce1">
            <text:p>158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2.3090909090909" table:formula="msoxl:=AVERAGE(B2:B12)" table:style-name="ce8">
            <text:p>102.3</text:p>
          </table:table-cell>
          <table:table-cell office:value-type="float" office:value="102.3090909090909" table:formula="msoxl:=AVERAGE(C2:C12)" table:style-name="ce8">
            <text:p>102.3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1.774506034218163" table:formula="msoxl:=IF(B14=0,0,MAX(SUMPRODUCT(B2:B12,B2:B12)/SUM(B2:B12)-B14,0))" table:style-name="ce8">
            <text:p>21.8</text:p>
          </table:table-cell>
          <table:table-cell office:value-type="float" office:value="21.774506034218163" table:formula="msoxl:=IF(C14=0,0,MAX(SUMPRODUCT(C2:C12,C2:C12)/SUM(C2:C12)-C14,0))" table:style-name="ce8">
            <text:p>21.8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9.016403056690933" table:formula="msoxl:=ABS(MAX(B2:B12)-B14-B15)" table:style-name="ce8">
            <text:p>49.0</text:p>
          </table:table-cell>
          <table:table-cell office:value-type="float" office:value="49.016403056690933" table:formula="msoxl:=ABS(MAX(C2:C12)-C14-C15)" table:style-name="ce8">
            <text:p>49.0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4.08359694330906" table:formula="msoxl:=B14+ B15" table:style-name="ce8">
            <text:p>124.1</text:p>
          </table:table-cell>
          <table:table-cell office:value-type="float" office:value="124.08359694330906" table:formula="msoxl:=C14+ C15" table:style-name="ce8">
            <text:p>124.1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2.72222in" svg:width="13.06944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8.15278in" svg:width="13.06944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1.8" table:style-name="ce1">
            <text:p>1.8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5" table:style-name="ce1">
            <text:p>3.5</text:p>
          </table:table-cell>
          <table:table-cell table:number-columns-repeated="16128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1.9" table:style-name="ce1">
            <text:p>1.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9" table:style-name="ce1">
            <text:p>3.9</text:p>
          </table:table-cell>
          <table:table-cell table:number-columns-repeated="16128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3.4" table:style-name="ce1">
            <text:p>3.4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999999999999993" table:style-name="ce1">
            <text:p>6.7</text:p>
          </table:table-cell>
          <table:table-cell table:number-columns-repeated="16128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1.5" table:style-name="ce1">
            <text:p>1.5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1" table:style-name="ce1">
            <text:p>3.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9727272727272727" table:formula="msoxl:=AVERAGE(B2:B12)" table:style-name="ce8">
            <text:p>2.0</text:p>
          </table:table-cell>
          <table:table-cell office:value-type="float" office:value="1.9727272727272729" table:formula="msoxl:=AVERAGE(C2:C12)" table:style-name="ce8">
            <text:p>2.0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63510682865521551" table:formula="msoxl:=IF(B14=0,0,MAX(SUMPRODUCT(B2:B12,B2:B12)/SUM(B2:B12)-B14,0))" table:style-name="ce8">
            <text:p>0.6</text:p>
          </table:table-cell>
          <table:table-cell office:value-type="float" office:value="0.62036028487641359" table:formula="msoxl:=IF(C14=0,0,MAX(SUMPRODUCT(C2:C12,C2:C12)/SUM(C2:C12)-C14,0))" table:style-name="ce8">
            <text:p>0.6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9216589861751174" table:formula="msoxl:=ABS(MAX(B2:B12)-B14-B15)" table:style-name="ce8">
            <text:p>0.8</text:p>
          </table:table-cell>
          <table:table-cell office:value-type="float" office:value="0.80691244239631343" table:formula="msoxl:=ABS(MAX(C2:C12)-C14-C15)" table:style-name="ce8">
            <text:p>0.8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6078341013824882" table:formula="msoxl:=B14+ B15" table:style-name="ce8">
            <text:p>2.6</text:p>
          </table:table-cell>
          <table:table-cell office:value-type="float" office:value="2.5930875576036865" table:formula="msoxl:=C14+ C15" table:style-name="ce8">
            <text:p>2.6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2.72222in" svg:width="13.06944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8.15278in" svg:width="13.06944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2)" table:style-name="ce8">
            <text:p>0.0</text:p>
          </table:table-cell>
          <table:table-cell office:value-type="float" office:value="0" table:formula="msoxl:=AVERAGE(C2:C12)" table:style-name="ce8">
            <text:p>0.0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4=0,0,MAX(SUMPRODUCT(B2:B12,B2:B12)/SUM(B2:B12)-B14,0))" table:style-name="ce8">
            <text:p>0.0</text:p>
          </table:table-cell>
          <table:table-cell office:value-type="float" office:value="0" table:formula="msoxl:=IF(C14=0,0,MAX(SUMPRODUCT(C2:C12,C2:C12)/SUM(C2:C12)-C14,0))" table:style-name="ce8">
            <text:p>0.0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2)-B14-B15)" table:style-name="ce8">
            <text:p>0.0</text:p>
          </table:table-cell>
          <table:table-cell office:value-type="float" office:value="0" table:formula="msoxl:=ABS(MAX(C2:C12)-C14-C15)" table:style-name="ce8">
            <text:p>0.0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4+ B15" table:style-name="ce8">
            <text:p>0.0</text:p>
          </table:table-cell>
          <table:table-cell office:value-type="float" office:value="0" table:formula="msoxl:=C14+ C15" table:style-name="ce8">
            <text:p>0.0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2.72222in" svg:width="13.06944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8.15278in" svg:width="13.06944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22.7" table:style-name="ce1">
            <text:p>22.7</text:p>
          </table:table-cell>
          <table:table-cell office:value-type="float" office:value="22.7" table:style-name="ce1">
            <text:p>2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.4" table:style-name="ce1">
            <text:p>45.4</text:p>
          </table:table-cell>
          <table:table-cell table:number-columns-repeated="16128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565.6" table:style-name="ce1">
            <text:p>565.6</text:p>
          </table:table-cell>
          <table:table-cell office:value-type="float" office:value="565.6" table:style-name="ce1">
            <text:p>56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31.2" table:style-name="ce1">
            <text:p>1131.2</text:p>
          </table:table-cell>
          <table:table-cell table:number-columns-repeated="16128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918.6" table:style-name="ce1">
            <text:p>918.6</text:p>
          </table:table-cell>
          <table:table-cell office:value-type="float" office:value="918.6" table:style-name="ce1">
            <text:p>91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37.2" table:style-name="ce1">
            <text:p>1837.2</text:p>
          </table:table-cell>
          <table:table-cell table:number-columns-repeated="16128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1247.5" table:style-name="ce1">
            <text:p>1247.5</text:p>
          </table:table-cell>
          <table:table-cell office:value-type="float" office:value="1247.5" table:style-name="ce1">
            <text:p>124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95" table:style-name="ce1">
            <text:p>2495</text:p>
          </table:table-cell>
          <table:table-cell table:number-columns-repeated="16128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454.4" table:style-name="ce1">
            <text:p>454.4</text:p>
          </table:table-cell>
          <table:table-cell office:value-type="float" office:value="454.4" table:style-name="ce1">
            <text:p>45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08.8" table:style-name="ce1">
            <text:p>908.8</text:p>
          </table:table-cell>
          <table:table-cell table:number-columns-repeated="16128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768.6" table:style-name="ce1">
            <text:p>768.6</text:p>
          </table:table-cell>
          <table:table-cell office:value-type="float" office:value="768.6" table:style-name="ce1">
            <text:p>76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37.2" table:style-name="ce1">
            <text:p>1537.2</text:p>
          </table:table-cell>
          <table:table-cell table:number-columns-repeated="16128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669.8" table:style-name="ce1">
            <text:p>669.8</text:p>
          </table:table-cell>
          <table:table-cell office:value-type="float" office:value="669.8" table:style-name="ce1">
            <text:p>66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39.6" table:style-name="ce1">
            <text:p>1339.6</text:p>
          </table:table-cell>
          <table:table-cell table:number-columns-repeated="16128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619.79999999999995" table:style-name="ce1">
            <text:p>619.8</text:p>
          </table:table-cell>
          <table:table-cell office:value-type="float" office:value="619.79999999999995" table:style-name="ce1">
            <text:p>61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39.5999999999999" table:style-name="ce1">
            <text:p>1239.6</text:p>
          </table:table-cell>
          <table:table-cell table:number-columns-repeated="16128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681.4" table:style-name="ce1">
            <text:p>681.4</text:p>
          </table:table-cell>
          <table:table-cell office:value-type="float" office:value="681.4" table:style-name="ce1">
            <text:p>68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62.8" table:style-name="ce1">
            <text:p>1362.8</text:p>
          </table:table-cell>
          <table:table-cell table:number-columns-repeated="16128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462.6" table:style-name="ce1">
            <text:p>462.6</text:p>
          </table:table-cell>
          <table:table-cell office:value-type="float" office:value="462.6" table:style-name="ce1">
            <text:p>46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25.2" table:style-name="ce1">
            <text:p>925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2.81818181818187" table:formula="msoxl:=AVERAGE(B2:B12)" table:style-name="ce8">
            <text:p>582.8</text:p>
          </table:table-cell>
          <table:table-cell office:value-type="float" office:value="582.81818181818187" table:formula="msoxl:=AVERAGE(C2:C12)" table:style-name="ce8">
            <text:p>582.8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01.58596418088212" table:formula="msoxl:=IF(B14=0,0,MAX(SUMPRODUCT(B2:B12,B2:B12)/SUM(B2:B12)-B14,0))" table:style-name="ce8">
            <text:p>201.6</text:p>
          </table:table-cell>
          <table:table-cell office:value-type="float" office:value="201.58596418088212" table:formula="msoxl:=IF(C14=0,0,MAX(SUMPRODUCT(C2:C12,C2:C12)/SUM(C2:C12)-C14,0))" table:style-name="ce8">
            <text:p>201.6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63.09585400093601" table:formula="msoxl:=ABS(MAX(B2:B12)-B14-B15)" table:style-name="ce8">
            <text:p>463.1</text:p>
          </table:table-cell>
          <table:table-cell office:value-type="float" office:value="463.09585400093601" table:formula="msoxl:=ABS(MAX(C2:C12)-C14-C15)" table:style-name="ce8">
            <text:p>463.1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84.40414599906399" table:formula="msoxl:=B14+ B15" table:style-name="ce8">
            <text:p>784.4</text:p>
          </table:table-cell>
          <table:table-cell office:value-type="float" office:value="784.40414599906399" table:formula="msoxl:=C14+ C15" table:style-name="ce8">
            <text:p>784.4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2.72222in" svg:width="13.06944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8.15278in" svg:width="13.06944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6" table:style-name="ce1">
            <text:p>11.6</text:p>
          </table:table-cell>
          <table:table-cell table:number-columns-repeated="16128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600000000000001" table:style-name="ce1">
            <text:p>18.6</text:p>
          </table:table-cell>
          <table:table-cell table:number-columns-repeated="16128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5.3" table:style-name="ce1">
            <text:p>5.3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6" table:style-name="ce1">
            <text:p>10.6</text:p>
          </table:table-cell>
          <table:table-cell table:number-columns-repeated="16128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" table:style-name="ce1">
            <text:p>13</text:p>
          </table:table-cell>
          <table:table-cell table:number-columns-repeated="16128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5.3" table:style-name="ce1">
            <text:p>5.3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6" table:style-name="ce1">
            <text:p>10.6</text:p>
          </table:table-cell>
          <table:table-cell table:number-columns-repeated="16128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6.8" table:style-name="ce1">
            <text:p>6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6" table:style-name="ce1">
            <text:p>13.6</text:p>
          </table:table-cell>
          <table:table-cell table:number-columns-repeated="16128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6" table:style-name="ce1">
            <text:p>11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963636363636363" table:formula="msoxl:=AVERAGE(B2:B12)" table:style-name="ce8">
            <text:p>5.0</text:p>
          </table:table-cell>
          <table:table-cell office:value-type="float" office:value="4.963636363636363" table:formula="msoxl:=AVERAGE(C2:C12)" table:style-name="ce8">
            <text:p>5.0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3656676656676678" table:formula="msoxl:=IF(B14=0,0,MAX(SUMPRODUCT(B2:B12,B2:B12)/SUM(B2:B12)-B14,0))" table:style-name="ce8">
            <text:p>1.4</text:p>
          </table:table-cell>
          <table:table-cell office:value-type="float" office:value="1.3656676656676678" table:formula="msoxl:=IF(C14=0,0,MAX(SUMPRODUCT(C2:C12,C2:C12)/SUM(C2:C12)-C14,0))" table:style-name="ce8">
            <text:p>1.4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9706959706959699" table:formula="msoxl:=ABS(MAX(B2:B12)-B14-B15)" table:style-name="ce8">
            <text:p>3.0</text:p>
          </table:table-cell>
          <table:table-cell office:value-type="float" office:value="2.9706959706959699" table:formula="msoxl:=ABS(MAX(C2:C12)-C14-C15)" table:style-name="ce8">
            <text:p>3.0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3293040293040308" table:formula="msoxl:=B14+ B15" table:style-name="ce8">
            <text:p>6.3</text:p>
          </table:table-cell>
          <table:table-cell office:value-type="float" office:value="6.3293040293040308" table:formula="msoxl:=C14+ C15" table:style-name="ce8">
            <text:p>6.3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2.72222in" svg:width="13.06944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227272727272727" table:formula="msoxl:=AVERAGE(B2:B12)" table:style-name="ce8">
            <text:p>58.2</text:p>
          </table:table-cell>
          <table:table-cell office:value-type="float" office:value="0" table:formula="msoxl:=AVERAGE(C2:C12)" table:style-name="ce8">
            <text:p>0.0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office:value-type="float" office:value="0" table:formula="msoxl:=AVERAGE(F2:F12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3447590660694573E-3" table:formula="msoxl:=IF(B14=0,0,MAX(SUMPRODUCT(B2:B12,B2:B12)/SUM(B2:B12)-B14,0))" table:style-name="ce8">
            <text:p>0.0</text:p>
          </table:table-cell>
          <table:table-cell office:value-type="float" office:value="0" table:formula="msoxl:=IF(C14=0,0,MAX(SUMPRODUCT(C2:C12,C2:C12)/SUM(C2:C12)-C14,0))" table:style-name="ce8">
            <text:p>0.0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office:value-type="float" office:value="0" table:formula="msoxl:=IF(F14=0,0,MAX(SUMPRODUCT(F2:F12,F2:F12)/SUM(F2:F12)-F14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7038251366120534" table:formula="msoxl:=ABS(MAX(B2:B12)-B14-B15)" table:style-name="ce8">
            <text:p>0.4</text:p>
          </table:table-cell>
          <table:table-cell office:value-type="float" office:value="0" table:formula="msoxl:=ABS(MAX(C2:C12)-C14-C15)" table:style-name="ce8">
            <text:p>0.0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office:value-type="float" office:value="0" table:formula="msoxl:=ABS(MAX(F2:F12)-F14-F15)" table:style-name="ce8">
            <text:p>0.0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2.72222in" svg:width="13.06944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8.15278in" svg:width="13.06944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98.8" table:style-name="ce1">
            <text:p>4698.8</text:p>
          </table:table-cell>
          <table:table-cell office:value-type="float" office:value="3991.6" table:style-name="ce1">
            <text:p>3991.6</text:p>
          </table:table-cell>
          <table:table-cell office:value-type="float" office:value="707.3" table:style-name="ce1">
            <text:p>707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3.1" table:style-name="ce1">
            <text:p>703.1</text:p>
          </table:table-cell>
          <table:table-cell office:value-type="float" office:value="2112.3000000000002" table:style-name="ce1">
            <text:p>2112.3</text:p>
          </table:table-cell>
          <table:table-cell office:value-type="float" office:value="-1" table:style-name="ce1">
            <text:p>-1</text:p>
          </table:table-cell>
          <table:table-cell office:value-type="float" office:value="42.8" table:style-name="ce1">
            <text:p>42.8</text:p>
          </table:table-cell>
          <table:table-cell office:value-type="float" office:value="0" table:style-name="ce1">
            <text:p>0</text:p>
          </table:table-cell>
          <table:table-cell office:value-type="float" office:value="204.9" table:style-name="ce1">
            <text:p>204.9</text:p>
          </table:table-cell>
          <table:table-cell table:number-columns-repeated="16368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14.3999999999996" table:style-name="ce1">
            <text:p>4714.4</text:p>
          </table:table-cell>
          <table:table-cell office:value-type="float" office:value="4008.8" table:style-name="ce1">
            <text:p>4008.8</text:p>
          </table:table-cell>
          <table:table-cell office:value-type="float" office:value="705.6" table:style-name="ce1">
            <text:p>705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7.4" table:style-name="ce1">
            <text:p>717.4</text:p>
          </table:table-cell>
          <table:table-cell office:value-type="float" office:value="2084.5" table:style-name="ce1">
            <text:p>2084.5</text:p>
          </table:table-cell>
          <table:table-cell office:value-type="float" office:value="-1" table:style-name="ce1">
            <text:p>-1</text:p>
          </table:table-cell>
          <table:table-cell office:value-type="float" office:value="42.8" table:style-name="ce1">
            <text:p>42.8</text:p>
          </table:table-cell>
          <table:table-cell office:value-type="float" office:value="0" table:style-name="ce1">
            <text:p>0</text:p>
          </table:table-cell>
          <table:table-cell office:value-type="float" office:value="215.6" table:style-name="ce1">
            <text:p>215.6</text:p>
          </table:table-cell>
          <table:table-cell table:number-columns-repeated="16368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05.6000000000004" table:style-name="ce1">
            <text:p>4605.6</text:p>
          </table:table-cell>
          <table:table-cell office:value-type="float" office:value="3900.5" table:style-name="ce1">
            <text:p>3900.5</text:p>
          </table:table-cell>
          <table:table-cell office:value-type="float" office:value="705.1" table:style-name="ce1">
            <text:p>705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1.5" table:style-name="ce1">
            <text:p>721.5</text:p>
          </table:table-cell>
          <table:table-cell office:value-type="float" office:value="2190" table:style-name="ce1">
            <text:p>2190</text:p>
          </table:table-cell>
          <table:table-cell office:value-type="float" office:value="-1" table:style-name="ce1">
            <text:p>-1</text:p>
          </table:table-cell>
          <table:table-cell office:value-type="float" office:value="42.9" table:style-name="ce1">
            <text:p>42.9</text:p>
          </table:table-cell>
          <table:table-cell office:value-type="float" office:value="0" table:style-name="ce1">
            <text:p>0</text:p>
          </table:table-cell>
          <table:table-cell office:value-type="float" office:value="219.2" table:style-name="ce1">
            <text:p>219.2</text:p>
          </table:table-cell>
          <table:table-cell table:number-columns-repeated="16368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99.8999999999996" table:style-name="ce1">
            <text:p>4499.9</text:p>
          </table:table-cell>
          <table:table-cell office:value-type="float" office:value="3795.6" table:style-name="ce1">
            <text:p>3795.6</text:p>
          </table:table-cell>
          <table:table-cell office:value-type="float" office:value="704.2" table:style-name="ce1">
            <text:p>704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9.5" table:style-name="ce1">
            <text:p>749.5</text:p>
          </table:table-cell>
          <table:table-cell office:value-type="float" office:value="2280.3000000000002" table:style-name="ce1">
            <text:p>2280.3</text:p>
          </table:table-cell>
          <table:table-cell office:value-type="float" office:value="-1" table:style-name="ce1">
            <text:p>-1</text:p>
          </table:table-cell>
          <table:table-cell office:value-type="float" office:value="42.9" table:style-name="ce1">
            <text:p>42.9</text:p>
          </table:table-cell>
          <table:table-cell office:value-type="float" office:value="0" table:style-name="ce1">
            <text:p>0</text:p>
          </table:table-cell>
          <table:table-cell office:value-type="float" office:value="231.7" table:style-name="ce1">
            <text:p>231.7</text:p>
          </table:table-cell>
          <table:table-cell table:number-columns-repeated="16368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73.6000000000004" table:style-name="ce1">
            <text:p>4473.6</text:p>
          </table:table-cell>
          <table:table-cell office:value-type="float" office:value="3770.1" table:style-name="ce1">
            <text:p>3770.1</text:p>
          </table:table-cell>
          <table:table-cell office:value-type="float" office:value="703.5" table:style-name="ce1">
            <text:p>703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7.3" table:style-name="ce1">
            <text:p>777.3</text:p>
          </table:table-cell>
          <table:table-cell office:value-type="float" office:value="2308.5" table:style-name="ce1">
            <text:p>2308.5</text:p>
          </table:table-cell>
          <table:table-cell office:value-type="float" office:value="-1" table:style-name="ce1">
            <text:p>-1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229.3" table:style-name="ce1">
            <text:p>229.3</text:p>
          </table:table-cell>
          <table:table-cell table:number-columns-repeated="16368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4.5" table:style-name="ce1">
            <text:p>4464.5</text:p>
          </table:table-cell>
          <table:table-cell office:value-type="float" office:value="3761.1" table:style-name="ce1">
            <text:p>3761.1</text:p>
          </table:table-cell>
          <table:table-cell office:value-type="float" office:value="703.4" table:style-name="ce1">
            <text:p>703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8.6" table:style-name="ce1">
            <text:p>778.6</text:p>
          </table:table-cell>
          <table:table-cell office:value-type="float" office:value="2318.3000000000002" table:style-name="ce1">
            <text:p>2318.3</text:p>
          </table:table-cell>
          <table:table-cell office:value-type="float" office:value="-1" table:style-name="ce1">
            <text:p>-1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230.2" table:style-name="ce1">
            <text:p>230.2</text:p>
          </table:table-cell>
          <table:table-cell table:number-columns-repeated="16368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6.6000000000004" table:style-name="ce1">
            <text:p>4456.6</text:p>
          </table:table-cell>
          <table:table-cell office:value-type="float" office:value="3753" table:style-name="ce1">
            <text:p>3753</text:p>
          </table:table-cell>
          <table:table-cell office:value-type="float" office:value="703.6" table:style-name="ce1">
            <text:p>703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9.1" table:style-name="ce1">
            <text:p>779.1</text:p>
          </table:table-cell>
          <table:table-cell office:value-type="float" office:value="2325.5" table:style-name="ce1">
            <text:p>2325.5</text:p>
          </table:table-cell>
          <table:table-cell office:value-type="float" office:value="-1" table:style-name="ce1">
            <text:p>-1</text:p>
          </table:table-cell>
          <table:table-cell office:value-type="float" office:value="43.1" table:style-name="ce1">
            <text:p>43.1</text:p>
          </table:table-cell>
          <table:table-cell office:value-type="float" office:value="0" table:style-name="ce1">
            <text:p>0</text:p>
          </table:table-cell>
          <table:table-cell office:value-type="float" office:value="231" table:style-name="ce1">
            <text:p>231</text:p>
          </table:table-cell>
          <table:table-cell table:number-columns-repeated="16368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5.2" table:style-name="ce1">
            <text:p>4445.2</text:p>
          </table:table-cell>
          <table:table-cell office:value-type="float" office:value="3741.8" table:style-name="ce1">
            <text:p>3741.8</text:p>
          </table:table-cell>
          <table:table-cell office:value-type="float" office:value="703.4" table:style-name="ce1">
            <text:p>703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9.4" table:style-name="ce1">
            <text:p>779.4</text:p>
          </table:table-cell>
          <table:table-cell office:value-type="float" office:value="2336.1" table:style-name="ce1">
            <text:p>2336.1</text:p>
          </table:table-cell>
          <table:table-cell office:value-type="float" office:value="-1" table:style-name="ce1">
            <text:p>-1</text:p>
          </table:table-cell>
          <table:table-cell office:value-type="float" office:value="43.1" table:style-name="ce1">
            <text:p>43.1</text:p>
          </table:table-cell>
          <table:table-cell office:value-type="float" office:value="0" table:style-name="ce1">
            <text:p>0</text:p>
          </table:table-cell>
          <table:table-cell office:value-type="float" office:value="231.7" table:style-name="ce1">
            <text:p>231.7</text:p>
          </table:table-cell>
          <table:table-cell table:number-columns-repeated="16368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6.8" table:style-name="ce1">
            <text:p>4426.8</text:p>
          </table:table-cell>
          <table:table-cell office:value-type="float" office:value="3724" table:style-name="ce1">
            <text:p>3724</text:p>
          </table:table-cell>
          <table:table-cell office:value-type="float" office:value="702.9" table:style-name="ce1">
            <text:p>702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1" table:style-name="ce1">
            <text:p>781</text:p>
          </table:table-cell>
          <table:table-cell office:value-type="float" office:value="2352.4" table:style-name="ce1">
            <text:p>2352.4</text:p>
          </table:table-cell>
          <table:table-cell office:value-type="float" office:value="-1" table:style-name="ce1">
            <text:p>-1</text:p>
          </table:table-cell>
          <table:table-cell office:value-type="float" office:value="43.2" table:style-name="ce1">
            <text:p>43.2</text:p>
          </table:table-cell>
          <table:table-cell office:value-type="float" office:value="0" table:style-name="ce1">
            <text:p>0</text:p>
          </table:table-cell>
          <table:table-cell office:value-type="float" office:value="233.1" table:style-name="ce1">
            <text:p>233.1</text:p>
          </table:table-cell>
          <table:table-cell table:number-columns-repeated="16368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8.2" table:style-name="ce1">
            <text:p>4418.2</text:p>
          </table:table-cell>
          <table:table-cell office:value-type="float" office:value="3715.4" table:style-name="ce1">
            <text:p>3715.4</text:p>
          </table:table-cell>
          <table:table-cell office:value-type="float" office:value="702.8" table:style-name="ce1">
            <text:p>702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5.3" table:style-name="ce1">
            <text:p>775.3</text:p>
          </table:table-cell>
          <table:table-cell office:value-type="float" office:value="2360.3000000000002" table:style-name="ce1">
            <text:p>2360.3</text:p>
          </table:table-cell>
          <table:table-cell office:value-type="float" office:value="-1" table:style-name="ce1">
            <text:p>-1</text:p>
          </table:table-cell>
          <table:table-cell office:value-type="float" office:value="43.2" table:style-name="ce1">
            <text:p>43.2</text:p>
          </table:table-cell>
          <table:table-cell office:value-type="float" office:value="0" table:style-name="ce1">
            <text:p>0</text:p>
          </table:table-cell>
          <table:table-cell office:value-type="float" office:value="232.6" table:style-name="ce1">
            <text:p>232.6</text:p>
          </table:table-cell>
          <table:table-cell table:number-columns-repeated="16368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2.6000000000004" table:style-name="ce1">
            <text:p>4422.6</text:p>
          </table:table-cell>
          <table:table-cell office:value-type="float" office:value="3719.8" table:style-name="ce1">
            <text:p>3719.8</text:p>
          </table:table-cell>
          <table:table-cell office:value-type="float" office:value="702.8" table:style-name="ce1">
            <text:p>702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6.2" table:style-name="ce1">
            <text:p>756.2</text:p>
          </table:table-cell>
          <table:table-cell office:value-type="float" office:value="2361" table:style-name="ce1">
            <text:p>2361</text:p>
          </table:table-cell>
          <table:table-cell office:value-type="float" office:value="-1" table:style-name="ce1">
            <text:p>-1</text:p>
          </table:table-cell>
          <table:table-cell office:value-type="float" office:value="43.3" table:style-name="ce1">
            <text:p>43.3</text:p>
          </table:table-cell>
          <table:table-cell office:value-type="float" office:value="0" table:style-name="ce1">
            <text:p>0</text:p>
          </table:table-cell>
          <table:table-cell office:value-type="float" office:value="227.5" table:style-name="ce1">
            <text:p>227.5</text:p>
          </table:table-cell>
          <table:table-cell table:number-columns-repeated="16368"/>
        </table:table-row>
        <table:table-row table:number-rows-repeated="1048564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2.72222in" svg:width="13.06944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8.15278in" svg:width="13.06944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3.58333in" svg:width="13.06944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4521.6000000000004" table:style-name="ce1">
            <text:p>4521.6</text:p>
          </table:table-cell>
          <table:table-cell office:value-type="float" office:value="27.9" table:style-name="ce1">
            <text:p>27.9</text:p>
          </table:table-cell>
          <table:table-cell office:value-type="float" office:value="4521.6000000000004" table:style-name="ce1">
            <text:p>4521.6</text:p>
          </table:table-cell>
          <table:table-cell office:value-type="float" office:value="369.7" table:style-name="ce1">
            <text:p>369.7</text:p>
          </table:table-cell>
          <table:table-cell office:value-type="float" office:value="9043.2000000000007" table:style-name="ce1">
            <text:p>9043.2</text:p>
          </table:table-cell>
          <table:table-cell office:value-type="float" office:value="397.59999999999997" table:style-name="ce1">
            <text:p>397.6</text:p>
          </table:table-cell>
          <table:table-cell office:value-type="float" office:value="4549.5" table:style-name="ce1">
            <text:p>4549.5</text:p>
          </table:table-cell>
          <table:table-cell office:value-type="float" office:value="-4891.3" table:style-name="ce1">
            <text:p>-4891.3</text:p>
          </table:table-cell>
          <table:table-cell table:number-columns-repeated="16375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5923.2" table:style-name="ce1">
            <text:p>5923.2</text:p>
          </table:table-cell>
          <table:table-cell office:value-type="float" office:value="3.6" table:style-name="ce1">
            <text:p>3.6</text:p>
          </table:table-cell>
          <table:table-cell office:value-type="float" office:value="5923.2" table:style-name="ce1">
            <text:p>5923.2</text:p>
          </table:table-cell>
          <table:table-cell office:value-type="float" office:value="164.3" table:style-name="ce1">
            <text:p>164.3</text:p>
          </table:table-cell>
          <table:table-cell office:value-type="float" office:value="11846.4" table:style-name="ce1">
            <text:p>11846.4</text:p>
          </table:table-cell>
          <table:table-cell office:value-type="float" office:value="167.9" table:style-name="ce1">
            <text:p>167.9</text:p>
          </table:table-cell>
          <table:table-cell office:value-type="float" office:value="5926.8" table:style-name="ce1">
            <text:p>5926.8</text:p>
          </table:table-cell>
          <table:table-cell office:value-type="float" office:value="-6087.5" table:style-name="ce1">
            <text:p>-6087.5</text:p>
          </table:table-cell>
          <table:table-cell table:number-columns-repeated="16375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1457.2" table:style-name="ce1">
            <text:p>1457.2</text:p>
          </table:table-cell>
          <table:table-cell office:value-type="float" office:value="19.5" table:style-name="ce1">
            <text:p>19.5</text:p>
          </table:table-cell>
          <table:table-cell office:value-type="float" office:value="1457.2" table:style-name="ce1">
            <text:p>1457.2</text:p>
          </table:table-cell>
          <table:table-cell office:value-type="float" office:value="1060.8" table:style-name="ce1">
            <text:p>1060.8</text:p>
          </table:table-cell>
          <table:table-cell office:value-type="float" office:value="2914.4" table:style-name="ce1">
            <text:p>2914.4</text:p>
          </table:table-cell>
          <table:table-cell office:value-type="float" office:value="1080.3" table:style-name="ce1">
            <text:p>1080.3</text:p>
          </table:table-cell>
          <table:table-cell office:value-type="float" office:value="1476.7" table:style-name="ce1">
            <text:p>1476.7</text:p>
          </table:table-cell>
          <table:table-cell office:value-type="float" office:value="-2518" table:style-name="ce1">
            <text:p>-2518</text:p>
          </table:table-cell>
          <table:table-cell table:number-columns-repeated="16375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3507.1" table:style-name="ce1">
            <text:p>3507.1</text:p>
          </table:table-cell>
          <table:table-cell office:value-type="float" office:value="15.6" table:style-name="ce1">
            <text:p>15.6</text:p>
          </table:table-cell>
          <table:table-cell office:value-type="float" office:value="3507.1" table:style-name="ce1">
            <text:p>3507.1</text:p>
          </table:table-cell>
          <table:table-cell office:value-type="float" office:value="457.9" table:style-name="ce1">
            <text:p>457.9</text:p>
          </table:table-cell>
          <table:table-cell office:value-type="float" office:value="7014.2" table:style-name="ce1">
            <text:p>7014.2</text:p>
          </table:table-cell>
          <table:table-cell office:value-type="float" office:value="473.5" table:style-name="ce1">
            <text:p>473.5</text:p>
          </table:table-cell>
          <table:table-cell office:value-type="float" office:value="3522.7" table:style-name="ce1">
            <text:p>3522.7</text:p>
          </table:table-cell>
          <table:table-cell office:value-type="float" office:value="-3965" table:style-name="ce1">
            <text:p>-3965</text:p>
          </table:table-cell>
          <table:table-cell table:number-columns-repeated="16375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3173.7" table:style-name="ce1">
            <text:p>3173.7</text:p>
          </table:table-cell>
          <table:table-cell office:value-type="float" office:value="8.9" table:style-name="ce1">
            <text:p>8.9</text:p>
          </table:table-cell>
          <table:table-cell office:value-type="float" office:value="3173.7" table:style-name="ce1">
            <text:p>3173.7</text:p>
          </table:table-cell>
          <table:table-cell office:value-type="float" office:value="201.8" table:style-name="ce1">
            <text:p>201.8</text:p>
          </table:table-cell>
          <table:table-cell office:value-type="float" office:value="6347.4" table:style-name="ce1">
            <text:p>6347.4</text:p>
          </table:table-cell>
          <table:table-cell office:value-type="float" office:value="210.70000000000002" table:style-name="ce1">
            <text:p>210.7</text:p>
          </table:table-cell>
          <table:table-cell office:value-type="float" office:value="3182.6" table:style-name="ce1">
            <text:p>3182.6</text:p>
          </table:table-cell>
          <table:table-cell office:value-type="float" office:value="-3375.5" table:style-name="ce1">
            <text:p>-3375.5</text:p>
          </table:table-cell>
          <table:table-cell table:number-columns-repeated="16375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2514.9" table:style-name="ce1">
            <text:p>2514.9</text:p>
          </table:table-cell>
          <table:table-cell office:value-type="float" office:value="12.8" table:style-name="ce1">
            <text:p>12.8</text:p>
          </table:table-cell>
          <table:table-cell office:value-type="float" office:value="2514.9" table:style-name="ce1">
            <text:p>2514.9</text:p>
          </table:table-cell>
          <table:table-cell office:value-type="float" office:value="236.1" table:style-name="ce1">
            <text:p>236.1</text:p>
          </table:table-cell>
          <table:table-cell office:value-type="float" office:value="5029.8" table:style-name="ce1">
            <text:p>5029.8</text:p>
          </table:table-cell>
          <table:table-cell office:value-type="float" office:value="248.9" table:style-name="ce1">
            <text:p>248.9</text:p>
          </table:table-cell>
          <table:table-cell office:value-type="float" office:value="2527.7000000000003" table:style-name="ce1">
            <text:p>2527.7</text:p>
          </table:table-cell>
          <table:table-cell office:value-type="float" office:value="-2751" table:style-name="ce1">
            <text:p>-2751</text:p>
          </table:table-cell>
          <table:table-cell table:number-columns-repeated="16375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3507.8" table:style-name="ce1">
            <text:p>3507.8</text:p>
          </table:table-cell>
          <table:table-cell office:value-type="float" office:value="9.9" table:style-name="ce1">
            <text:p>9.9</text:p>
          </table:table-cell>
          <table:table-cell office:value-type="float" office:value="3507.8" table:style-name="ce1">
            <text:p>3507.8</text:p>
          </table:table-cell>
          <table:table-cell office:value-type="float" office:value="143.30000000000001" table:style-name="ce1">
            <text:p>143.3</text:p>
          </table:table-cell>
          <table:table-cell office:value-type="float" office:value="7015.6" table:style-name="ce1">
            <text:p>7015.6</text:p>
          </table:table-cell>
          <table:table-cell office:value-type="float" office:value="153.20000000000002" table:style-name="ce1">
            <text:p>153.2</text:p>
          </table:table-cell>
          <table:table-cell office:value-type="float" office:value="3517.7000000000003" table:style-name="ce1">
            <text:p>3517.7</text:p>
          </table:table-cell>
          <table:table-cell office:value-type="float" office:value="-3651.1000000000004" table:style-name="ce1">
            <text:p>-3651.1</text:p>
          </table:table-cell>
          <table:table-cell table:number-columns-repeated="16375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2451.3000000000002" table:style-name="ce1">
            <text:p>2451.3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2451.3000000000002" table:style-name="ce1">
            <text:p>2451.3</text:p>
          </table:table-cell>
          <table:table-cell office:value-type="float" office:value="366.3" table:style-name="ce1">
            <text:p>366.3</text:p>
          </table:table-cell>
          <table:table-cell office:value-type="float" office:value="4902.6000000000004" table:style-name="ce1">
            <text:p>4902.6</text:p>
          </table:table-cell>
          <table:table-cell office:value-type="float" office:value="383.40000000000003" table:style-name="ce1">
            <text:p>383.4</text:p>
          </table:table-cell>
          <table:table-cell office:value-type="float" office:value="2468.4" table:style-name="ce1">
            <text:p>2468.4</text:p>
          </table:table-cell>
          <table:table-cell office:value-type="float" office:value="-2817.6000000000004" table:style-name="ce1">
            <text:p>-2817.6</text:p>
          </table:table-cell>
          <table:table-cell table:number-columns-repeated="16375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5850" table:style-name="ce1">
            <text:p>5850</text:p>
          </table:table-cell>
          <table:table-cell office:value-type="float" office:value="19.2" table:style-name="ce1">
            <text:p>19.2</text:p>
          </table:table-cell>
          <table:table-cell office:value-type="float" office:value="5850" table:style-name="ce1">
            <text:p>5850</text:p>
          </table:table-cell>
          <table:table-cell office:value-type="float" office:value="343.8" table:style-name="ce1">
            <text:p>343.8</text:p>
          </table:table-cell>
          <table:table-cell office:value-type="float" office:value="11700" table:style-name="ce1">
            <text:p>11700</text:p>
          </table:table-cell>
          <table:table-cell office:value-type="float" office:value="363" table:style-name="ce1">
            <text:p>363</text:p>
          </table:table-cell>
          <table:table-cell office:value-type="float" office:value="5869.2" table:style-name="ce1">
            <text:p>5869.2</text:p>
          </table:table-cell>
          <table:table-cell office:value-type="float" office:value="-6193.8" table:style-name="ce1">
            <text:p>-6193.8</text:p>
          </table:table-cell>
          <table:table-cell table:number-columns-repeated="16375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4627.5" table:style-name="ce1">
            <text:p>4627.5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4627.5" table:style-name="ce1">
            <text:p>4627.5</text:p>
          </table:table-cell>
          <table:table-cell office:value-type="float" office:value="332.1" table:style-name="ce1">
            <text:p>332.1</text:p>
          </table:table-cell>
          <table:table-cell office:value-type="float" office:value="9255" table:style-name="ce1">
            <text:p>9255</text:p>
          </table:table-cell>
          <table:table-cell office:value-type="float" office:value="348.20000000000005" table:style-name="ce1">
            <text:p>348.2</text:p>
          </table:table-cell>
          <table:table-cell office:value-type="float" office:value="4643.6000000000004" table:style-name="ce1">
            <text:p>4643.6</text:p>
          </table:table-cell>
          <table:table-cell office:value-type="float" office:value="-4959.6000000000004" table:style-name="ce1">
            <text:p>-4959.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412.2090909090912" table:formula="msoxl:=AVERAGE(B2:B12)" table:style-name="ce8">
            <text:p>3412.2</text:p>
          </table:table-cell>
          <table:table-cell office:value-type="float" office:value="13.7" table:formula="msoxl:=AVERAGE(C2:C12)" table:style-name="ce8">
            <text:p>13.7</text:p>
          </table:table-cell>
          <table:table-cell office:value-type="float" office:value="3412.2090909090912" table:formula="msoxl:=AVERAGE(D2:D12)" table:style-name="ce8">
            <text:p>3412.2</text:p>
          </table:table-cell>
          <table:table-cell office:value-type="float" office:value="334.20909090909095" table:formula="msoxl:=AVERAGE(E2:E12)" table:style-name="ce8">
            <text:p>334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58.53072653788331" table:formula="msoxl:=IF(B14=0,0,MAX(SUMPRODUCT(B2:B12,B2:B12)/SUM(B2:B12)-B14,0))" table:style-name="ce8">
            <text:p>858.5</text:p>
          </table:table-cell>
          <table:table-cell office:value-type="float" office:value="4.0591904445919056" table:formula="msoxl:=IF(C14=0,0,MAX(SUMPRODUCT(C2:C12,C2:C12)/SUM(C2:C12)-C14,0))" table:style-name="ce8">
            <text:p>4.1</text:p>
          </table:table-cell>
          <table:table-cell office:value-type="float" office:value="858.53072653788331" table:formula="msoxl:=IF(D14=0,0,MAX(SUMPRODUCT(D2:D12,D2:D12)/SUM(D2:D12)-D14,0))" table:style-name="ce8">
            <text:p>858.5</text:p>
          </table:table-cell>
          <table:table-cell office:value-type="float" office:value="203.91553167339657" table:formula="msoxl:=IF(E14=0,0,MAX(SUMPRODUCT(E2:E12,E2:E12)/SUM(E2:E12)-E14,0))" table:style-name="ce8">
            <text:p>203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652.4601825530253" table:formula="msoxl:=ABS(MAX(B2:B12)-B14-B15)" table:style-name="ce8">
            <text:p>1652.5</text:p>
          </table:table-cell>
          <table:table-cell office:value-type="float" office:value="10.140809555408094" table:formula="msoxl:=ABS(MAX(C2:C12)-C14-C15)" table:style-name="ce8">
            <text:p>10.1</text:p>
          </table:table-cell>
          <table:table-cell office:value-type="float" office:value="1652.4601825530253" table:formula="msoxl:=ABS(MAX(D2:D12)-D14-D15)" table:style-name="ce8">
            <text:p>1652.5</text:p>
          </table:table-cell>
          <table:table-cell office:value-type="float" office:value="522.67537741751244" table:formula="msoxl:=ABS(MAX(E2:E12)-E14-E15)" table:style-name="ce8">
            <text:p>522.7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2.72222in" svg:width="13.06944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8.15278in" svg:width="13.06944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0" table:style-name="ce1">
            <text:p>0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14413.9" table:style-name="ce1">
            <text:p>14413.9</text:p>
          </table:table-cell>
          <table:table-cell office:value-type="float" office:value="149.9" table:style-name="ce1">
            <text:p>149.9</text:p>
          </table:table-cell>
          <table:table-cell office:value-type="float" office:value="14413.9" table:style-name="ce1">
            <text:p>14413.9</text:p>
          </table:table-cell>
          <table:table-cell office:value-type="float" office:value="323.89999999999998" table:style-name="ce1">
            <text:p>323.9</text:p>
          </table:table-cell>
          <table:table-cell table:number-columns-repeated="16379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20047.900000000001" table:style-name="ce1">
            <text:p>20047.9</text:p>
          </table:table-cell>
          <table:table-cell office:value-type="float" office:value="52.6" table:style-name="ce1">
            <text:p>52.6</text:p>
          </table:table-cell>
          <table:table-cell office:value-type="float" office:value="20047.900000000001" table:style-name="ce1">
            <text:p>20047.9</text:p>
          </table:table-cell>
          <table:table-cell office:value-type="float" office:value="121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4955.3999999999996" table:style-name="ce1">
            <text:p>4955.4</text:p>
          </table:table-cell>
          <table:table-cell office:value-type="float" office:value="287.5" table:style-name="ce1">
            <text:p>287.5</text:p>
          </table:table-cell>
          <table:table-cell office:value-type="float" office:value="4955.3999999999996" table:style-name="ce1">
            <text:p>4955.4</text:p>
          </table:table-cell>
          <table:table-cell office:value-type="float" office:value="772.8" table:style-name="ce1">
            <text:p>772.8</text:p>
          </table:table-cell>
          <table:table-cell table:number-columns-repeated="16379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11565.4" table:style-name="ce1">
            <text:p>11565.4</text:p>
          </table:table-cell>
          <table:table-cell office:value-type="float" office:value="146.30000000000001" table:style-name="ce1">
            <text:p>146.3</text:p>
          </table:table-cell>
          <table:table-cell office:value-type="float" office:value="11565.4" table:style-name="ce1">
            <text:p>11565.4</text:p>
          </table:table-cell>
          <table:table-cell office:value-type="float" office:value="347.8" table:style-name="ce1">
            <text:p>347.8</text:p>
          </table:table-cell>
          <table:table-cell table:number-columns-repeated="16379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10852.6" table:style-name="ce1">
            <text:p>10852.6</text:p>
          </table:table-cell>
          <table:table-cell office:value-type="float" office:value="70.8" table:style-name="ce1">
            <text:p>70.8</text:p>
          </table:table-cell>
          <table:table-cell office:value-type="float" office:value="10852.6" table:style-name="ce1">
            <text:p>10852.6</text:p>
          </table:table-cell>
          <table:table-cell office:value-type="float" office:value="158.19999999999999" table:style-name="ce1">
            <text:p>158.2</text:p>
          </table:table-cell>
          <table:table-cell table:number-columns-repeated="16379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8368.1" table:style-name="ce1">
            <text:p>8368.1</text:p>
          </table:table-cell>
          <table:table-cell office:value-type="float" office:value="87" table:style-name="ce1">
            <text:p>87</text:p>
          </table:table-cell>
          <table:table-cell office:value-type="float" office:value="8368.1" table:style-name="ce1">
            <text:p>8368.1</text:p>
          </table:table-cell>
          <table:table-cell office:value-type="float" office:value="192.7" table:style-name="ce1">
            <text:p>192.7</text:p>
          </table:table-cell>
          <table:table-cell table:number-columns-repeated="16379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11619.7" table:style-name="ce1">
            <text:p>11619.7</text:p>
          </table:table-cell>
          <table:table-cell office:value-type="float" office:value="59.5" table:style-name="ce1">
            <text:p>59.5</text:p>
          </table:table-cell>
          <table:table-cell office:value-type="float" office:value="11619.7" table:style-name="ce1">
            <text:p>11619.7</text:p>
          </table:table-cell>
          <table:table-cell office:value-type="float" office:value="122.7" table:style-name="ce1">
            <text:p>122.7</text:p>
          </table:table-cell>
          <table:table-cell table:number-columns-repeated="16379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8215" table:style-name="ce1">
            <text:p>8215</text:p>
          </table:table-cell>
          <table:table-cell office:value-type="float" office:value="129" table:style-name="ce1">
            <text:p>129</text:p>
          </table:table-cell>
          <table:table-cell office:value-type="float" office:value="8215" table:style-name="ce1">
            <text:p>8215</text:p>
          </table:table-cell>
          <table:table-cell office:value-type="float" office:value="290.2" table:style-name="ce1">
            <text:p>290.2</text:p>
          </table:table-cell>
          <table:table-cell table:number-columns-repeated="16379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19403.599999999999" table:style-name="ce1">
            <text:p>19403.6</text:p>
          </table:table-cell>
          <table:table-cell office:value-type="float" office:value="124.3" table:style-name="ce1">
            <text:p>124.3</text:p>
          </table:table-cell>
          <table:table-cell office:value-type="float" office:value="19403.599999999999" table:style-name="ce1">
            <text:p>19403.6</text:p>
          </table:table-cell>
          <table:table-cell office:value-type="float" office:value="279.3" table:style-name="ce1">
            <text:p>279.3</text:p>
          </table:table-cell>
          <table:table-cell table:number-columns-repeated="16379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15216.7" table:style-name="ce1">
            <text:p>15216.7</text:p>
          </table:table-cell>
          <table:table-cell office:value-type="float" office:value="119" table:style-name="ce1">
            <text:p>119</text:p>
          </table:table-cell>
          <table:table-cell office:value-type="float" office:value="15216.7" table:style-name="ce1">
            <text:p>15216.7</text:p>
          </table:table-cell>
          <table:table-cell office:value-type="float" office:value="263.10000000000002" table:style-name="ce1">
            <text:p>263.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332.572727272727" table:formula="msoxl:=AVERAGE(B2:B12)" table:style-name="ce8">
            <text:p>11332.6</text:p>
          </table:table-cell>
          <table:table-cell office:value-type="float" office:value="111.69090909090909" table:formula="msoxl:=AVERAGE(C2:C12)" table:style-name="ce8">
            <text:p>111.7</text:p>
          </table:table-cell>
          <table:table-cell office:value-type="float" office:value="11332.572727272727" table:formula="msoxl:=AVERAGE(D2:D12)" table:style-name="ce8">
            <text:p>11332.6</text:p>
          </table:table-cell>
          <table:table-cell office:value-type="float" office:value="261.14545454545453" table:formula="msoxl:=AVERAGE(E2:E12)" table:style-name="ce8">
            <text:p>261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836.9499057970334" table:formula="msoxl:=IF(B14=0,0,MAX(SUMPRODUCT(B2:B12,B2:B12)/SUM(B2:B12)-B14,0))" table:style-name="ce8">
            <text:p>2836.9</text:p>
          </table:table-cell>
          <table:table-cell office:value-type="float" office:value="44.322748731002036" table:formula="msoxl:=IF(C14=0,0,MAX(SUMPRODUCT(C2:C12,C2:C12)/SUM(C2:C12)-C14,0))" table:style-name="ce8">
            <text:p>44.3</text:p>
          </table:table-cell>
          <table:table-cell office:value-type="float" office:value="2836.9499057970334" table:formula="msoxl:=IF(D14=0,0,MAX(SUMPRODUCT(D2:D12,D2:D12)/SUM(D2:D12)-D14,0))" table:style-name="ce8">
            <text:p>2836.9</text:p>
          </table:table-cell>
          <table:table-cell office:value-type="float" office:value="137.93539903666624" table:formula="msoxl:=IF(E14=0,0,MAX(SUMPRODUCT(E2:E12,E2:E12)/SUM(E2:E12)-E14,0))" table:style-name="ce8">
            <text:p>137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878.3773669302409" table:formula="msoxl:=ABS(MAX(B2:B12)-B14-B15)" table:style-name="ce8">
            <text:p>5878.4</text:p>
          </table:table-cell>
          <table:table-cell office:value-type="float" office:value="131.48634217808888" table:formula="msoxl:=ABS(MAX(C2:C12)-C14-C15)" table:style-name="ce8">
            <text:p>131.5</text:p>
          </table:table-cell>
          <table:table-cell office:value-type="float" office:value="5878.3773669302409" table:formula="msoxl:=ABS(MAX(D2:D12)-D14-D15)" table:style-name="ce8">
            <text:p>5878.4</text:p>
          </table:table-cell>
          <table:table-cell office:value-type="float" office:value="373.71914641787919" table:formula="msoxl:=ABS(MAX(E2:E12)-E14-E15)" table:style-name="ce8">
            <text:p>373.7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2.72222in" svg:width="13.06944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8.15278in" svg:width="13.06944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3.58333in" svg:width="13.06944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17711.3" table:style-name="ce1">
            <text:p>1771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3" table:style-name="ce1">
            <text:p>3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25" table:style-name="ce1">
            <text:p>25</text:p>
          </table:table-cell>
          <table:table-cell office:value-type="float" office:value="-1" table:style-name="ce1">
            <text:p>-1</text:p>
          </table:table-cell>
          <table:table-cell office:value-type="float" office:value="23043.200000000001" table:style-name="ce1">
            <text:p>2304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1" table:style-name="ce1">
            <text:p>2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6432.5" table:style-name="ce1">
            <text:p>643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9" table:style-name="ce1">
            <text:p>7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13609.9" table:style-name="ce1">
            <text:p>13609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4" table:style-name="ce1">
            <text:p>8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2650.1" table:style-name="ce1">
            <text:p>1265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9895.5" table:style-name="ce1">
            <text:p>9895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13394.7" table:style-name="ce1">
            <text:p>1339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9479.9" table:style-name="ce1">
            <text:p>9479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6" table:style-name="ce1">
            <text:p>1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20626.7" table:style-name="ce1">
            <text:p>20626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7" table:style-name="ce1">
            <text:p>7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16380.1" table:style-name="ce1">
            <text:p>1638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2.72222in" svg:width="13.06944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8.15278in" svg:width="13.06944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" table:style-name="ce1">
            <text:p>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90" table:style-name="ce1">
            <text:p>4990</text:p>
          </table:table-cell>
          <table:table-cell office:value-type="float" office:value="-1" table:style-name="ce1">
            <text:p>-1</text:p>
          </table:table-cell>
          <table:table-cell office:value-type="float" office:value="9917" table:style-name="ce1">
            <text:p>9917</text:p>
          </table:table-cell>
          <table:table-cell office:value-type="float" office:value="469" table:style-name="ce1">
            <text:p>469</text:p>
          </table:table-cell>
          <table:table-cell office:value-type="float" office:value="-1" table:style-name="ce1">
            <text:p>-1</text:p>
          </table:table-cell>
          <table:table-cell office:value-type="float" office:value="190956" table:style-name="ce1">
            <text:p>1909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99" table:style-name="ce1">
            <text:p>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number-columns-repeated="16346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2" table:style-name="ce1">
            <text:p>7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2" table:style-name="ce1">
            <text:p>942</text:p>
          </table:table-cell>
          <table:table-cell office:value-type="float" office:value="0" table:style-name="ce1">
            <text:p>0</text:p>
          </table:table-cell>
          <table:table-cell office:value-type="float" office:value="-714" table:style-name="ce1">
            <text:p>-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0957" table:style-name="ce1">
            <text:p>-1909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16346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5" table:style-name="ce1">
            <text:p>7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-7974" table:style-name="ce1">
            <text:p>-79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9" table:style-name="ce1">
            <text:p>8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986" table:style-name="ce1">
            <text:p>-5986</text:p>
          </table:table-cell>
          <table:table-cell office:value-type="float" office:value="0" table:style-name="ce1">
            <text:p>0</text:p>
          </table:table-cell>
          <table:table-cell office:value-type="float" office:value="4529" table:style-name="ce1">
            <text:p>45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90" table:style-name="ce1">
            <text:p>-90</text:p>
          </table:table-cell>
          <table:table-cell table:number-columns-repeated="16346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2" table:style-name="ce1">
            <text:p>6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49" table:style-name="ce1">
            <text:p>7849</text:p>
          </table:table-cell>
          <table:table-cell office:value-type="float" office:value="0" table:style-name="ce1">
            <text:p>0</text:p>
          </table:table-cell>
          <table:table-cell office:value-type="float" office:value="1357" table:style-name="ce1">
            <text:p>13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table:number-columns-repeated="16346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-6448" table:style-name="ce1">
            <text:p>-6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table:number-columns-repeated="16346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511" table:style-name="ce1">
            <text:p>5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7" table:style-name="ce1">
            <text:p>9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3098" table:style-name="ce1">
            <text:p>3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33" table:style-name="ce1">
            <text:p>-33</text:p>
          </table:table-cell>
          <table:table-cell table:number-columns-repeated="16346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5" table:style-name="ce1">
            <text:p>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5612" table:style-name="ce1">
            <text:p>56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46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float" office:value="-7815" table:style-name="ce1">
            <text:p>-78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71" table:style-name="ce1">
            <text:p>-71</text:p>
          </table:table-cell>
          <table:table-cell table:number-columns-repeated="16346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1" table:style-name="ce1">
            <text:p>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5715" table:style-name="ce1">
            <text:p>57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26" table:style-name="ce1">
            <text:p>26</text:p>
          </table:table-cell>
          <table:table-cell table:number-columns-repeated="16346"/>
        </table:table-row>
        <table:table-row table:number-rows-repeated="1048564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3H8M49.000S" table:style-name="ce9">
            <text:p>13:08:4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8M49.000S" table:style-name="ce10">
            <text:p>13: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3H9M19.000S" table:style-name="ce9">
            <text:p>13:09:1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9M19.000S" table:style-name="ce10">
            <text:p>13: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3H9M49.000S" table:style-name="ce9">
            <text:p>13:09:4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9M49.000S" table:style-name="ce10">
            <text:p>13: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3H10M19.000S" table:style-name="ce9">
            <text:p>13:10:1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10M19.000S" table:style-name="ce10">
            <text:p>13: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3H10M49.000S" table:style-name="ce9">
            <text:p>13:10:4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10M49.000S" table:style-name="ce10">
            <text:p>13: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3H11M19.000S" table:style-name="ce9">
            <text:p>13:11:1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11M19.000S" table:style-name="ce10">
            <text:p>13: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3H11M49.000S" table:style-name="ce9">
            <text:p>13:11:4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11M49.000S" table:style-name="ce10">
            <text:p>13: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3H12M19.000S" table:style-name="ce9">
            <text:p>13:12:1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12M19.000S" table:style-name="ce10">
            <text:p>13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3H12M49.000S" table:style-name="ce9">
            <text:p>13:12:4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12M49.000S" table:style-name="ce10">
            <text:p>13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3H13M19.000S" table:style-name="ce9">
            <text:p>13:13:1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13M19.000S" table:style-name="ce10">
            <text:p>13: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3H13M49.000S" table:style-name="ce9">
            <text:p>13:13:49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13M49.000S" table:style-name="ce10">
            <text:p>13:13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2.72222in" svg:width="13.06944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13.3" table:style-name="ce1">
            <text:p>13.3</text:p>
          </table:table-cell>
          <table:table-cell office:value-type="float" office:value="3.1" table:style-name="ce1">
            <text:p>3.1</text:p>
          </table:table-cell>
          <table:table-cell office:value-type="float" office:value="0.4" table:style-name="ce1">
            <text:p>0.4</text:p>
          </table:table-cell>
          <table:table-cell office:value-type="float" office:value="83.2" table:style-name="ce1">
            <text:p>83.2</text:p>
          </table:table-cell>
          <table:table-cell office:value-type="float" office:value="16.400000000000002" table:style-name="ce1">
            <text:p>16.4</text:p>
          </table:table-cell>
          <table:table-cell table:number-columns-repeated="16378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55.3" table:style-name="ce1">
            <text:p>55.3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0" table:style-name="ce1">
            <text:p>0</text:p>
          </table:table-cell>
          <table:table-cell office:value-type="float" office:value="34.6" table:style-name="ce1">
            <text:p>34.6</text:p>
          </table:table-cell>
          <table:table-cell office:value-type="float" office:value="65.5" table:style-name="ce1">
            <text:p>65.5</text:p>
          </table:table-cell>
          <table:table-cell table:number-columns-repeated="16378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85.2" table:style-name="ce1">
            <text:p>85.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.9" table:style-name="ce1">
            <text:p>5.9</text:p>
          </table:table-cell>
          <table:table-cell office:value-type="float" office:value="94.2" table:style-name="ce1">
            <text:p>94.2</text:p>
          </table:table-cell>
          <table:table-cell table:number-columns-repeated="16378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54" table:style-name="ce1">
            <text:p>54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65.8" table:style-name="ce1">
            <text:p>65.8</text:p>
          </table:table-cell>
          <table:table-cell table:number-columns-repeated="16378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62" table:style-name="ce1">
            <text:p>62</text:p>
          </table:table-cell>
          <table:table-cell office:value-type="float" office:value="10.4" table:style-name="ce1">
            <text:p>10.4</text:p>
          </table:table-cell>
          <table:table-cell office:value-type="float" office:value="0.1" table:style-name="ce1">
            <text:p>0.1</text:p>
          </table:table-cell>
          <table:table-cell office:value-type="float" office:value="27.5" table:style-name="ce1">
            <text:p>27.5</text:p>
          </table:table-cell>
          <table:table-cell office:value-type="float" office:value="72.400000000000006" table:style-name="ce1">
            <text:p>72.4</text:p>
          </table:table-cell>
          <table:table-cell table:number-columns-repeated="16378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.1" table:style-name="ce1">
            <text:p>0.1</text:p>
          </table:table-cell>
          <table:table-cell office:value-type="float" office:value="47.1" table:style-name="ce1">
            <text:p>47.1</text:p>
          </table:table-cell>
          <table:table-cell office:value-type="float" office:value="52.800000000000004" table:style-name="ce1">
            <text:p>52.8</text:p>
          </table:table-cell>
          <table:table-cell table:number-columns-repeated="16378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21.7" table:style-name="ce1">
            <text:p>21.7</text:p>
          </table:table-cell>
          <table:table-cell office:value-type="float" office:value="24.9" table:style-name="ce1">
            <text:p>24.9</text:p>
          </table:table-cell>
          <table:table-cell office:value-type="float" office:value="0" table:style-name="ce1">
            <text:p>0</text:p>
          </table:table-cell>
          <table:table-cell office:value-type="float" office:value="53.3" table:style-name="ce1">
            <text:p>53.3</text:p>
          </table:table-cell>
          <table:table-cell office:value-type="float" office:value="46.599999999999994" table:style-name="ce1">
            <text:p>46.6</text:p>
          </table:table-cell>
          <table:table-cell table:number-columns-repeated="16378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23.2" table:style-name="ce1">
            <text:p>23.2</text:p>
          </table:table-cell>
          <table:table-cell office:value-type="float" office:value="0.1" table:style-name="ce1">
            <text:p>0.1</text:p>
          </table:table-cell>
          <table:table-cell office:value-type="float" office:value="41.6" table:style-name="ce1">
            <text:p>41.6</text:p>
          </table:table-cell>
          <table:table-cell office:value-type="float" office:value="58.400000000000006" table:style-name="ce1">
            <text:p>58.4</text:p>
          </table:table-cell>
          <table:table-cell table:number-columns-repeated="16378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31.6" table:style-name="ce1">
            <text:p>31.6</text:p>
          </table:table-cell>
          <table:table-cell office:value-type="float" office:value="18.5" table:style-name="ce1">
            <text:p>18.5</text:p>
          </table:table-cell>
          <table:table-cell office:value-type="float" office:value="0" table:style-name="ce1">
            <text:p>0</text:p>
          </table:table-cell>
          <table:table-cell office:value-type="float" office:value="49.9" table:style-name="ce1">
            <text:p>49.9</text:p>
          </table:table-cell>
          <table:table-cell office:value-type="float" office:value="50.1" table:style-name="ce1">
            <text:p>50.1</text:p>
          </table:table-cell>
          <table:table-cell table:number-columns-repeated="16378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22.6" table:style-name="ce1">
            <text:p>22.6</text:p>
          </table:table-cell>
          <table:table-cell office:value-type="float" office:value="77.399999999999991" table:style-name="ce1">
            <text:p>77.4</text:p>
          </table:table-cell>
          <table:table-cell table:number-columns-repeated="16378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59.2" table:style-name="ce1">
            <text:p>59.2</text:p>
          </table:table-cell>
          <table:table-cell office:value-type="float" office:value="8" table:style-name="ce1">
            <text:p>8</text:p>
          </table:table-cell>
          <table:table-cell office:value-type="float" office:value="0.1" table:style-name="ce1">
            <text:p>0.1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67.2" table:style-name="ce1">
            <text:p>67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7.027272727272731" table:style-name="ce1">
            <text:p>47.02727273</text:p>
          </table:table-cell>
          <table:table-cell office:value-type="float" office:value="13.590909090909092" table:style-name="ce1">
            <text:p>13.59090909</text:p>
          </table:table-cell>
          <table:table-cell office:value-type="float" office:value="7.2727272727272724E-2" table:style-name="ce1">
            <text:p>0.072727273</text:p>
          </table:table-cell>
          <table:table-cell office:value-type="float" office:value="39.327272727272728" table:style-name="ce1">
            <text:p>39.32727273</text:p>
          </table:table-cell>
          <table:table-cell office:value-type="float" office:value="60.618181818181824" table:style-name="ce1">
            <text:p>60.61818182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2.72222in" svg:width="13.06944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13.6" table:style-name="ce1">
            <text:p>13.6</text:p>
          </table:table-cell>
          <table:table-cell office:value-type="float" office:value="3.1" table:style-name="ce1">
            <text:p>3.1</text:p>
          </table:table-cell>
          <table:table-cell office:value-type="float" office:value="0.5" table:style-name="ce1">
            <text:p>0.5</text:p>
          </table:table-cell>
          <table:table-cell office:value-type="float" office:value="82.8" table:style-name="ce1">
            <text:p>82.8</text:p>
          </table:table-cell>
          <table:table-cell office:value-type="float" office:value="16.7" table:style-name="ce1">
            <text:p>16.7</text:p>
          </table:table-cell>
          <table:table-cell table:number-columns-repeated="16378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55.8" table:style-name="ce1">
            <text:p>55.8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66.3" table:style-name="ce1">
            <text:p>66.3</text:p>
          </table:table-cell>
          <table:table-cell table:number-columns-repeated="16378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84.6" table:style-name="ce1">
            <text:p>84.6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float" office:value="94.399999999999991" table:style-name="ce1">
            <text:p>94.4</text:p>
          </table:table-cell>
          <table:table-cell table:number-columns-repeated="16378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66.7" table:style-name="ce1">
            <text:p>66.7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62.1" table:style-name="ce1">
            <text:p>62.1</text:p>
          </table:table-cell>
          <table:table-cell office:value-type="float" office:value="15.2" table:style-name="ce1">
            <text:p>15.2</text:p>
          </table:table-cell>
          <table:table-cell office:value-type="float" office:value="0" table:style-name="ce1">
            <text:p>0</text:p>
          </table:table-cell>
          <table:table-cell office:value-type="float" office:value="22.6" table:style-name="ce1">
            <text:p>22.6</text:p>
          </table:table-cell>
          <table:table-cell office:value-type="float" office:value="77.3" table:style-name="ce1">
            <text:p>77.3</text:p>
          </table:table-cell>
          <table:table-cell table:number-columns-repeated="16378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32.5" table:style-name="ce1">
            <text:p>32.5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float" office:value="50.1" table:style-name="ce1">
            <text:p>50.1</text:p>
          </table:table-cell>
          <table:table-cell office:value-type="float" office:value="49.9" table:style-name="ce1">
            <text:p>49.9</text:p>
          </table:table-cell>
          <table:table-cell table:number-columns-repeated="16378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21.8" table:style-name="ce1">
            <text:p>21.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55.2" table:style-name="ce1">
            <text:p>55.2</text:p>
          </table:table-cell>
          <table:table-cell office:value-type="float" office:value="44.8" table:style-name="ce1">
            <text:p>44.8</text:p>
          </table:table-cell>
          <table:table-cell table:number-columns-repeated="16378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22.7" table:style-name="ce1">
            <text:p>22.7</text:p>
          </table:table-cell>
          <table:table-cell office:value-type="float" office:value="0" table:style-name="ce1">
            <text:p>0</text:p>
          </table:table-cell>
          <table:table-cell office:value-type="float" office:value="40.5" table:style-name="ce1">
            <text:p>40.5</text:p>
          </table:table-cell>
          <table:table-cell office:value-type="float" office:value="59.5" table:style-name="ce1">
            <text:p>59.5</text:p>
          </table:table-cell>
          <table:table-cell table:number-columns-repeated="16378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31.5" table:style-name="ce1">
            <text:p>31.5</text:p>
          </table:table-cell>
          <table:table-cell office:value-type="float" office:value="22.8" table:style-name="ce1">
            <text:p>22.8</text:p>
          </table:table-cell>
          <table:table-cell office:value-type="float" office:value="0.1" table:style-name="ce1">
            <text:p>0.1</text:p>
          </table:table-cell>
          <table:table-cell office:value-type="float" office:value="45.7" table:style-name="ce1">
            <text:p>45.7</text:p>
          </table:table-cell>
          <table:table-cell office:value-type="float" office:value="54.3" table:style-name="ce1">
            <text:p>54.3</text:p>
          </table:table-cell>
          <table:table-cell table:number-columns-repeated="16378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21.3" table:style-name="ce1">
            <text:p>21.3</text:p>
          </table:table-cell>
          <table:table-cell office:value-type="float" office:value="78.699999999999989" table:style-name="ce1">
            <text:p>78.7</text:p>
          </table:table-cell>
          <table:table-cell table:number-columns-repeated="16378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62.1" table:style-name="ce1">
            <text:p>62.1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30.3" table:style-name="ce1">
            <text:p>30.3</text:p>
          </table:table-cell>
          <table:table-cell office:value-type="float" office:value="69.7" table:style-name="ce1">
            <text:p>69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8.372727272727275" table:style-name="ce1">
            <text:p>48.37272727</text:p>
          </table:table-cell>
          <table:table-cell office:value-type="float" office:value="14.136363636363637" table:style-name="ce1">
            <text:p>14.13636364</text:p>
          </table:table-cell>
          <table:table-cell office:value-type="float" office:value="5.4545454545454543E-2" table:style-name="ce1">
            <text:p>0.054545455</text:p>
          </table:table-cell>
          <table:table-cell office:value-type="float" office:value="37.436363636363637" table:style-name="ce1">
            <text:p>37.43636364</text:p>
          </table:table-cell>
          <table:table-cell office:value-type="float" office:value="62.509090909090901" table:style-name="ce1">
            <text:p>62.50909091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2.72222in" svg:width="13.06944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13.2" table:style-name="ce1">
            <text:p>13.2</text:p>
          </table:table-cell>
          <table:table-cell office:value-type="float" office:value="2.9" table:style-name="ce1">
            <text:p>2.9</text:p>
          </table:table-cell>
          <table:table-cell office:value-type="float" office:value="0.4" table:style-name="ce1">
            <text:p>0.4</text:p>
          </table:table-cell>
          <table:table-cell office:value-type="float" office:value="83.5" table:style-name="ce1">
            <text:p>83.5</text:p>
          </table:table-cell>
          <table:table-cell office:value-type="float" office:value="16.099999999999998" table:style-name="ce1">
            <text:p>16.1</text:p>
          </table:table-cell>
          <table:table-cell table:number-columns-repeated="16378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57.5" table:style-name="ce1">
            <text:p>57.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1.6" table:style-name="ce1">
            <text:p>31.6</text:p>
          </table:table-cell>
          <table:table-cell office:value-type="float" office:value="68.5" table:style-name="ce1">
            <text:p>68.5</text:p>
          </table:table-cell>
          <table:table-cell table:number-columns-repeated="16378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9.9" table:style-name="ce1">
            <text:p>9.9</text:p>
          </table:table-cell>
          <table:table-cell office:value-type="float" office:value="0" table:style-name="ce1">
            <text:p>0</text:p>
          </table:table-cell>
          <table:table-cell office:value-type="float" office:value="9.9" table:style-name="ce1">
            <text:p>9.9</text:p>
          </table:table-cell>
          <table:table-cell office:value-type="float" office:value="90" table:style-name="ce1">
            <text:p>90</text:p>
          </table:table-cell>
          <table:table-cell table:number-columns-repeated="16378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63" table:style-name="ce1">
            <text:p>63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" table:style-name="ce1">
            <text:p>0</text:p>
          </table:table-cell>
          <table:table-cell office:value-type="float" office:value="27.3" table:style-name="ce1">
            <text:p>27.3</text:p>
          </table:table-cell>
          <table:table-cell office:value-type="float" office:value="72.7" table:style-name="ce1">
            <text:p>72.7</text:p>
          </table:table-cell>
          <table:table-cell table:number-columns-repeated="16378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62.3" table:style-name="ce1">
            <text:p>62.3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5.1" table:style-name="ce1">
            <text:p>25.1</text:p>
          </table:table-cell>
          <table:table-cell office:value-type="float" office:value="74.899999999999991" table:style-name="ce1">
            <text:p>74.9</text:p>
          </table:table-cell>
          <table:table-cell table:number-columns-repeated="16378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32.6" table:style-name="ce1">
            <text:p>32.6</text:p>
          </table:table-cell>
          <table:table-cell office:value-type="float" office:value="23.8" table:style-name="ce1">
            <text:p>23.8</text:p>
          </table:table-cell>
          <table:table-cell office:value-type="float" office:value="0" table:style-name="ce1">
            <text:p>0</text:p>
          </table:table-cell>
          <table:table-cell office:value-type="float" office:value="43.6" table:style-name="ce1">
            <text:p>43.6</text:p>
          </table:table-cell>
          <table:table-cell office:value-type="float" office:value="56.400000000000006" table:style-name="ce1">
            <text:p>56.4</text:p>
          </table:table-cell>
          <table:table-cell table:number-columns-repeated="16378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23.4" table:style-name="ce1">
            <text:p>23.4</text:p>
          </table:table-cell>
          <table:table-cell office:value-type="float" office:value="23.5" table:style-name="ce1">
            <text:p>23.5</text:p>
          </table:table-cell>
          <table:table-cell office:value-type="float" office:value="0" table:style-name="ce1">
            <text:p>0</text:p>
          </table:table-cell>
          <table:table-cell office:value-type="float" office:value="53.1" table:style-name="ce1">
            <text:p>53.1</text:p>
          </table:table-cell>
          <table:table-cell office:value-type="float" office:value="46.9" table:style-name="ce1">
            <text:p>46.9</text:p>
          </table:table-cell>
          <table:table-cell table:number-columns-repeated="16378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36.9" table:style-name="ce1">
            <text:p>36.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43.1" table:style-name="ce1">
            <text:p>43.1</text:p>
          </table:table-cell>
          <table:table-cell office:value-type="float" office:value="56.9" table:style-name="ce1">
            <text:p>56.9</text:p>
          </table:table-cell>
          <table:table-cell table:number-columns-repeated="16378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32.4" table:style-name="ce1">
            <text:p>32.4</text:p>
          </table:table-cell>
          <table:table-cell office:value-type="float" office:value="24.4" table:style-name="ce1">
            <text:p>24.4</text:p>
          </table:table-cell>
          <table:table-cell office:value-type="float" office:value="0" table:style-name="ce1">
            <text:p>0</text:p>
          </table:table-cell>
          <table:table-cell office:value-type="float" office:value="43.2" table:style-name="ce1">
            <text:p>43.2</text:p>
          </table:table-cell>
          <table:table-cell office:value-type="float" office:value="56.8" table:style-name="ce1">
            <text:p>56.8</text:p>
          </table:table-cell>
          <table:table-cell table:number-columns-repeated="16378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64.2" table:style-name="ce1">
            <text:p>64.2</text:p>
          </table:table-cell>
          <table:table-cell office:value-type="float" office:value="10.7" table:style-name="ce1">
            <text:p>10.7</text:p>
          </table:table-cell>
          <table:table-cell office:value-type="float" office:value="0.1" table:style-name="ce1">
            <text:p>0.1</text:p>
          </table:table-cell>
          <table:table-cell office:value-type="float" office:value="24.9" table:style-name="ce1">
            <text:p>24.9</text:p>
          </table:table-cell>
          <table:table-cell office:value-type="float" office:value="74.900000000000006" table:style-name="ce1">
            <text:p>74.9</text:p>
          </table:table-cell>
          <table:table-cell table:number-columns-repeated="16378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59.5" table:style-name="ce1">
            <text:p>59.5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31.8" table:style-name="ce1">
            <text:p>31.8</text:p>
          </table:table-cell>
          <table:table-cell office:value-type="float" office:value="68.2" table:style-name="ce1">
            <text:p>68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7.736363636363627" table:style-name="ce1">
            <text:p>47.73636364</text:p>
          </table:table-cell>
          <table:table-cell office:value-type="float" office:value="14.290909090909089" table:style-name="ce1">
            <text:p>14.29090909</text:p>
          </table:table-cell>
          <table:table-cell office:value-type="float" office:value="4.5454545454545456E-2" table:style-name="ce1">
            <text:p>0.045454545</text:p>
          </table:table-cell>
          <table:table-cell office:value-type="float" office:value="37.918181818181822" table:style-name="ce1">
            <text:p>37.91818182</text:p>
          </table:table-cell>
          <table:table-cell office:value-type="float" office:value="62.027272727272724" table:style-name="ce1">
            <text:p>62.02727273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2.72222in" svg:width="13.06944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3H8M49.000S" table:style-name="ce9">
            <text:p>13:08:49</text:p>
          </table:table-cell>
          <table:table-cell office:value-type="float" office:value="11.4" table:style-name="ce1">
            <text:p>11.4</text:p>
          </table:table-cell>
          <table:table-cell office:value-type="float" office:value="2.6" table:style-name="ce1">
            <text:p>2.6</text:p>
          </table:table-cell>
          <table:table-cell office:value-type="float" office:value="0.3" table:style-name="ce1">
            <text:p>0.3</text:p>
          </table:table-cell>
          <table:table-cell office:value-type="float" office:value="85.6" table:style-name="ce1">
            <text:p>85.6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time" office:time-value="PT985813H9M19.000S" table:style-name="ce9">
            <text:p>13:09:19</text:p>
          </table:table-cell>
          <table:table-cell office:value-type="float" office:value="59.2" table:style-name="ce1">
            <text:p>59.2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31.3" table:style-name="ce1">
            <text:p>31.3</text:p>
          </table:table-cell>
          <table:table-cell office:value-type="float" office:value="68.7" table:style-name="ce1">
            <text:p>68.7</text:p>
          </table:table-cell>
          <table:table-cell table:number-columns-repeated="16378"/>
        </table:table-row>
        <table:table-row table:style-name="ro1">
          <table:table-cell office:value-type="time" office:time-value="PT985813H9M49.000S" table:style-name="ce9">
            <text:p>13:09:4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0.8" table:style-name="ce1">
            <text:p>90.8</text:p>
          </table:table-cell>
          <table:table-cell table:number-columns-repeated="16378"/>
        </table:table-row>
        <table:table-row table:style-name="ro1">
          <table:table-cell office:value-type="time" office:time-value="PT985813H10M19.000S" table:style-name="ce9">
            <text:p>13:10:19</text:p>
          </table:table-cell>
          <table:table-cell office:value-type="float" office:value="58.7" table:style-name="ce1">
            <text:p>58.7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29.1" table:style-name="ce1">
            <text:p>29.1</text:p>
          </table:table-cell>
          <table:table-cell office:value-type="float" office:value="70.900000000000006" table:style-name="ce1">
            <text:p>70.9</text:p>
          </table:table-cell>
          <table:table-cell table:number-columns-repeated="16378"/>
        </table:table-row>
        <table:table-row table:style-name="ro1">
          <table:table-cell office:value-type="time" office:time-value="PT985813H10M49.000S" table:style-name="ce9">
            <text:p>13:10:49</text:p>
          </table:table-cell>
          <table:table-cell office:value-type="float" office:value="62.3" table:style-name="ce1">
            <text:p>62.3</text:p>
          </table:table-cell>
          <table:table-cell office:value-type="float" office:value="18.3" table:style-name="ce1">
            <text:p>18.3</text:p>
          </table:table-cell>
          <table:table-cell office:value-type="float" office:value="0.2" table:style-name="ce1">
            <text:p>0.2</text:p>
          </table:table-cell>
          <table:table-cell office:value-type="float" office:value="19.2" table:style-name="ce1">
            <text:p>19.2</text:p>
          </table:table-cell>
          <table:table-cell office:value-type="float" office:value="80.599999999999994" table:style-name="ce1">
            <text:p>80.6</text:p>
          </table:table-cell>
          <table:table-cell table:number-columns-repeated="16378"/>
        </table:table-row>
        <table:table-row table:style-name="ro1">
          <table:table-cell office:value-type="time" office:time-value="PT985813H11M19.000S" table:style-name="ce9">
            <text:p>13:11:19</text:p>
          </table:table-cell>
          <table:table-cell office:value-type="float" office:value="31.9" table:style-name="ce1">
            <text:p>31.9</text:p>
          </table:table-cell>
          <table:table-cell office:value-type="float" office:value="24.7" table:style-name="ce1">
            <text:p>24.7</text:p>
          </table:table-cell>
          <table:table-cell office:value-type="float" office:value="0.1" table:style-name="ce1">
            <text:p>0.1</text:p>
          </table:table-cell>
          <table:table-cell office:value-type="float" office:value="43.3" table:style-name="ce1">
            <text:p>43.3</text:p>
          </table:table-cell>
          <table:table-cell office:value-type="float" office:value="56.599999999999994" table:style-name="ce1">
            <text:p>56.6</text:p>
          </table:table-cell>
          <table:table-cell table:number-columns-repeated="16378"/>
        </table:table-row>
        <table:table-row table:style-name="ro1">
          <table:table-cell office:value-type="time" office:time-value="PT985813H11M49.000S" table:style-name="ce9">
            <text:p>13:11:49</text:p>
          </table:table-cell>
          <table:table-cell office:value-type="float" office:value="23.7" table:style-name="ce1">
            <text:p>23.7</text:p>
          </table:table-cell>
          <table:table-cell office:value-type="float" office:value="21.9" table:style-name="ce1">
            <text:p>21.9</text:p>
          </table:table-cell>
          <table:table-cell office:value-type="float" office:value="0.4" table:style-name="ce1">
            <text:p>0.4</text:p>
          </table:table-cell>
          <table:table-cell office:value-type="float" office:value="54.1" table:style-name="ce1">
            <text:p>54.1</text:p>
          </table:table-cell>
          <table:table-cell office:value-type="float" office:value="45.599999999999994" table:style-name="ce1">
            <text:p>45.6</text:p>
          </table:table-cell>
          <table:table-cell table:number-columns-repeated="16378"/>
        </table:table-row>
        <table:table-row table:style-name="ro1">
          <table:table-cell office:value-type="time" office:time-value="PT985813H12M19.000S" table:style-name="ce9">
            <text:p>13:12:19</text:p>
          </table:table-cell>
          <table:table-cell office:value-type="float" office:value="34.9" table:style-name="ce1">
            <text:p>34.9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float" office:value="44.5" table:style-name="ce1">
            <text:p>44.5</text:p>
          </table:table-cell>
          <table:table-cell office:value-type="float" office:value="55.5" table:style-name="ce1">
            <text:p>55.5</text:p>
          </table:table-cell>
          <table:table-cell table:number-columns-repeated="16378"/>
        </table:table-row>
        <table:table-row table:style-name="ro1">
          <table:table-cell office:value-type="time" office:time-value="PT985813H12M49.000S" table:style-name="ce9">
            <text:p>13:12:49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22" table:style-name="ce1">
            <text:p>22</text:p>
          </table:table-cell>
          <table:table-cell office:value-type="float" office:value="0.1" table:style-name="ce1">
            <text:p>0.1</text:p>
          </table:table-cell>
          <table:table-cell office:value-type="float" office:value="44.7" table:style-name="ce1">
            <text:p>44.7</text:p>
          </table:table-cell>
          <table:table-cell office:value-type="float" office:value="55.2" table:style-name="ce1">
            <text:p>55.2</text:p>
          </table:table-cell>
          <table:table-cell table:number-columns-repeated="16378"/>
        </table:table-row>
        <table:table-row table:style-name="ro1">
          <table:table-cell office:value-type="time" office:time-value="PT985813H13M19.000S" table:style-name="ce9">
            <text:p>13:13:19</text:p>
          </table:table-cell>
          <table:table-cell office:value-type="float" office:value="62.8" table:style-name="ce1">
            <text:p>62.8</text:p>
          </table:table-cell>
          <table:table-cell office:value-type="float" office:value="14.7" table:style-name="ce1">
            <text:p>14.7</text:p>
          </table:table-cell>
          <table:table-cell office:value-type="float" office:value="0" table:style-name="ce1">
            <text:p>0</text:p>
          </table:table-cell>
          <table:table-cell office:value-type="float" office:value="22.4" table:style-name="ce1">
            <text:p>22.4</text:p>
          </table:table-cell>
          <table:table-cell office:value-type="float" office:value="77.5" table:style-name="ce1">
            <text:p>77.5</text:p>
          </table:table-cell>
          <table:table-cell table:number-columns-repeated="16378"/>
        </table:table-row>
        <table:table-row table:style-name="ro1">
          <table:table-cell office:value-type="time" office:time-value="PT985813H13M49.000S" table:style-name="ce9">
            <text:p>13:13:49</text:p>
          </table:table-cell>
          <table:table-cell office:value-type="float" office:value="62.5" table:style-name="ce1">
            <text:p>62.5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30.7" table:style-name="ce1">
            <text:p>30.7</text:p>
          </table:table-cell>
          <table:table-cell office:value-type="float" office:value="69.3" table:style-name="ce1">
            <text:p>69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7.472727272727269" table:style-name="ce1">
            <text:p>47.47272727</text:p>
          </table:table-cell>
          <table:table-cell office:value-type="float" office:value="14.772727272727273" table:style-name="ce1">
            <text:p>14.77272727</text:p>
          </table:table-cell>
          <table:table-cell office:value-type="float" office:value="0.1" table:style-name="ce1">
            <text:p>0.1</text:p>
          </table:table-cell>
          <table:table-cell office:value-type="float" office:value="37.645454545454541" table:style-name="ce1">
            <text:p>37.64545455</text:p>
          </table:table-cell>
          <table:table-cell office:value-type="float" office:value="62.24545454545455" table:style-name="ce1">
            <text:p>62.24545455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BUSY.B1:DISKBUSY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READ.B1:DISKREAD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WRITE.B1:DISKWRITE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XFER.B1:DISKXFER.E17" table:contains-header="false" table:orientation="column">
          <table:sort>
            <table:sort-by table:field-number="16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6-15T10:50:31Z</meta:creation-date>
    <dc:date>2012-06-15T10:50:5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System Summary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2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2" chart:class="chart:line" chart:attached-axis="primary-y" chart:style-name="G0S0">
            <chart:data-point chart:repeated="11"/>
          </chart:series>
          <chart:series chart:values-cell-range-address="DISK_SUMM.$D$2:.$D$12" chart:class="chart:line" chart:attached-axis="secondary-y" chart:style-name="G1S0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%Busy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2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2" chart:class="chart:line" chart:attached-axis="primary-y" chart:style-name="G0S0">
            <chart:data-point chart:repeated="11"/>
          </chart:series>
          <chart:series chart:label-cell-address="DISKBUSY.$C$1" chart:values-cell-range-address="DISKBUSY.$C$2:.$C$12" chart:class="chart:line" chart:attached-axis="primary-y" chart:style-name="G0S1">
            <chart:data-point chart:repeated="11"/>
          </chart:series>
          <chart:series chart:label-cell-address="DISKBUSY.$D$1" chart:values-cell-range-address="DISKBUSY.$D$2:.$D$12" chart:class="chart:line" chart:attached-axis="primary-y" chart:style-name="G0S2">
            <chart:data-point chart:repeated="11"/>
          </chart:series>
          <chart:series chart:label-cell-address="DISKBUSY.$E$1" chart:values-cell-range-address="DISKBUSY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Read KB/s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4:.$E$14" chart:class="chart:bar" chart:attached-axis="primary-y" chart:style-name="G0S0">
            <chart:data-point chart:repeated="4"/>
          </chart:series>
          <chart:series chart:values-cell-range-address="DISKREAD.$B$15:.$E$15" chart:class="chart:bar" chart:attached-axis="primary-y" chart:style-name="G0S1">
            <chart:data-point chart:repeated="4"/>
          </chart:series>
          <chart:series chart:values-cell-range-address="DISKREAD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Read KB/s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2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2" chart:class="chart:line" chart:attached-axis="primary-y" chart:style-name="G0S0">
            <chart:data-point chart:repeated="11"/>
          </chart:series>
          <chart:series chart:label-cell-address="DISKREAD.$C$1" chart:values-cell-range-address="DISKREAD.$C$2:.$C$12" chart:class="chart:line" chart:attached-axis="primary-y" chart:style-name="G0S1">
            <chart:data-point chart:repeated="11"/>
          </chart:series>
          <chart:series chart:label-cell-address="DISKREAD.$D$1" chart:values-cell-range-address="DISKREAD.$D$2:.$D$12" chart:class="chart:line" chart:attached-axis="primary-y" chart:style-name="G0S2">
            <chart:data-point chart:repeated="11"/>
          </chart:series>
          <chart:series chart:label-cell-address="DISKREAD.$E$1" chart:values-cell-range-address="DISKREAD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Write KB/s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4:.$E$14" chart:class="chart:bar" chart:attached-axis="primary-y" chart:style-name="G0S0">
            <chart:data-point chart:repeated="4"/>
          </chart:series>
          <chart:series chart:values-cell-range-address="DISKWRITE.$B$15:.$E$15" chart:class="chart:bar" chart:attached-axis="primary-y" chart:style-name="G0S1">
            <chart:data-point chart:repeated="4"/>
          </chart:series>
          <chart:series chart:values-cell-range-address="DISKWRITE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Write KB/s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2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2" chart:class="chart:line" chart:attached-axis="primary-y" chart:style-name="G0S0">
            <chart:data-point chart:repeated="11"/>
          </chart:series>
          <chart:series chart:label-cell-address="DISKWRITE.$C$1" chart:values-cell-range-address="DISKWRITE.$C$2:.$C$12" chart:class="chart:line" chart:attached-axis="primary-y" chart:style-name="G0S1">
            <chart:data-point chart:repeated="11"/>
          </chart:series>
          <chart:series chart:label-cell-address="DISKWRITE.$D$1" chart:values-cell-range-address="DISKWRITE.$D$2:.$D$12" chart:class="chart:line" chart:attached-axis="primary-y" chart:style-name="G0S2">
            <chart:data-point chart:repeated="11"/>
          </chart:series>
          <chart:series chart:label-cell-address="DISKWRITE.$E$1" chart:values-cell-range-address="DISKWRITE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ransfers per second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4:.$E$14" chart:class="chart:bar" chart:attached-axis="primary-y" chart:style-name="G0S0">
            <chart:data-point chart:repeated="4"/>
          </chart:series>
          <chart:series chart:values-cell-range-address="DISKXFER.$B$15:.$E$15" chart:class="chart:bar" chart:attached-axis="primary-y" chart:style-name="G0S1">
            <chart:data-point chart:repeated="4"/>
          </chart:series>
          <chart:series chart:values-cell-range-address="DISKXFER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transfers per second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2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2" chart:class="chart:line" chart:attached-axis="primary-y" chart:style-name="G0S0">
            <chart:data-point chart:repeated="11"/>
          </chart:series>
          <chart:series chart:label-cell-address="DISKXFER.$C$1" chart:values-cell-range-address="DISKXFER.$C$2:.$C$12" chart:class="chart:line" chart:attached-axis="primary-y" chart:style-name="G0S1">
            <chart:data-point chart:repeated="11"/>
          </chart:series>
          <chart:series chart:label-cell-address="DISKXFER.$D$1" chart:values-cell-range-address="DISKXFER.$D$2:.$D$12" chart:class="chart:line" chart:attached-axis="primary-y" chart:style-name="G0S2">
            <chart:data-point chart:repeated="11"/>
          </chart:series>
          <chart:series chart:label-cell-address="DISKXFER.$E$1" chart:values-cell-range-address="DISKXFER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JFS Filespace %Used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4" chart:values-cell-range-address="JFSFILE.$B$14:.$F$14" chart:class="chart:bar" chart:attached-axis="primary-y" chart:style-name="G0S0">
            <chart:data-point chart:repeated="5"/>
          </chart:series>
          <chart:series chart:label-cell-address="JFSFILE.$A$15" chart:values-cell-range-address="JFSFILE.$B$15:.$F$15" chart:class="chart:bar" chart:attached-axis="primary-y" chart:style-name="G0S1">
            <chart:data-point chart:repeated="5"/>
          </chart:series>
          <chart:series chart:label-cell-address="JFSFILE.$A$16" chart:values-cell-range-address="JFSFILE.$B$16:.$F$16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Memory MB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2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2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2"/>
          </chart:axis>
          <chart:axis chart:dimension="y" chart:name="primary-y" chart:style-name="Axs1"/>
          <chart:series chart:label-cell-address="MEM.$B$1" chart:values-cell-range-address="MEM.$B$2:.$B$12" chart:class="chart:area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Total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2"/>
          </chart:axis>
          <chart:axis chart:dimension="y" chart:name="primary-y" chart:style-name="Axs1"/>
          <chart:series chart:label-cell-address="CPU_ALL.$B$1" chart:values-cell-range-address="CPU_ALL.$B$2:.$B$12" chart:class="chart:area" chart:attached-axis="primary-y" chart:style-name="G0S0">
            <chart:data-point chart:repeated="11"/>
          </chart:series>
          <chart:series chart:label-cell-address="CPU_ALL.$C$1" chart:values-cell-range-address="CPU_ALL.$C$2:.$C$12" chart:class="chart:area" chart:attached-axis="primary-y" chart:style-name="G0S1">
            <chart:data-point chart:repeated="11"/>
          </chart:series>
          <chart:series chart:label-cell-address="CPU_ALL.$D$1" chart:values-cell-range-address="CPU_ALL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90_Threads (KB/s) -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2"/>
          </chart:axis>
          <chart:axis chart:dimension="y" chart:name="primary-y" chart:style-name="Axs1"/>
          <chart:series chart:label-cell-address="NET.$I$1" chart:values-cell-range-address="NET.$I$2:.$I$12" chart:class="chart:area" chart:attached-axis="primary-y" chart:style-name="G0S1">
            <chart:data-point chart:repeated="11"/>
          </chart:series>
          <chart:series chart:label-cell-address="NET.$H$1" chart:values-cell-range-address="NET.$H$2:.$H$12" chart:class="chart:area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I/O JMeter_Test_90_Threads (KB/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4" chart:values-cell-range-address="NET.$B$14:.$E$14" chart:class="chart:bar" chart:attached-axis="primary-y" chart:style-name="G0S0">
            <chart:data-point chart:repeated="4"/>
          </chart:series>
          <chart:series chart:label-cell-address="NET.$A$15" chart:values-cell-range-address="NET.$B$15:.$E$15" chart:class="chart:bar" chart:attached-axis="primary-y" chart:style-name="G0S1">
            <chart:data-point chart:repeated="4"/>
          </chart:series>
          <chart:series chart:label-cell-address="NET.$A$16" chart:values-cell-range-address="NET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90_Threads (KB/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2"/>
          </chart:axis>
          <chart:axis chart:dimension="y" chart:name="primary-y" chart:style-name="Axs1"/>
          <chart:series chart:label-cell-address="NET.$B$1" chart:values-cell-range-address="NET.$B$2:.$B$12" chart:class="chart:area" chart:attached-axis="primary-y" chart:style-name="G0S0">
            <chart:data-point chart:repeated="11"/>
          </chart:series>
          <chart:series chart:label-cell-address="NET.$C$1" chart:values-cell-range-address="NET.$C$2:.$C$12" chart:class="chart:area" chart:attached-axis="primary-y" chart:style-name="G0S1">
            <chart:data-point chart:repeated="11"/>
          </chart:series>
          <chart:series chart:label-cell-address="NET.$D$1" chart:values-cell-range-address="NET.$D$2:.$D$12" chart:class="chart:area" chart:attached-axis="primary-y" chart:style-name="G0S2">
            <chart:data-point chart:repeated="11"/>
          </chart:series>
          <chart:series chart:label-cell-address="NET.$E$1" chart:values-cell-range-address="NET.$E$2:.$E$12" chart:class="chart:area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Packets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4" chart:values-cell-range-address="NETPACKET.$B$14:.$E$14" chart:class="chart:bar" chart:attached-axis="primary-y" chart:style-name="G0S0">
            <chart:data-point chart:repeated="4"/>
          </chart:series>
          <chart:series chart:label-cell-address="NETPACKET.$A$15" chart:values-cell-range-address="NETPACKET.$B$15:.$E$15" chart:class="chart:bar" chart:attached-axis="primary-y" chart:style-name="G0S1">
            <chart:data-point chart:repeated="4"/>
          </chart:series>
          <chart:series chart:label-cell-address="NETPACKET.$A$16" chart:values-cell-range-address="NETPACKET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Network Packets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2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2" chart:class="chart:line" chart:attached-axis="primary-y" chart:style-name="G0S0">
            <chart:data-point chart:repeated="11"/>
          </chart:series>
          <chart:series chart:label-cell-address="NETPACKET.$C$1" chart:values-cell-range-address="NETPACKET.$C$2:.$C$12" chart:class="chart:line" chart:attached-axis="primary-y" chart:style-name="G0S1">
            <chart:data-point chart:repeated="11"/>
          </chart:series>
          <chart:series chart:label-cell-address="NETPACKET.$D$1" chart:values-cell-range-address="NETPACKET.$D$2:.$D$12" chart:class="chart:line" chart:attached-axis="primary-y" chart:style-name="G0S2">
            <chart:data-point chart:repeated="11"/>
          </chart:series>
          <chart:series chart:label-cell-address="NETPACKET.$E$1" chart:values-cell-range-address="NETPACKET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2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2" chart:class="chart:line" chart:attached-axis="primary-y" chart:style-name="G0S0">
            <chart:data-point chart:repeated="11"/>
          </chart:series>
          <chart:series chart:label-cell-address="PROC.$C$1" chart:values-cell-range-address="PROC.$C$2:.$C$12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2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2" chart:class="chart:line" chart:attached-axis="primary-y" chart:style-name="G0S0">
            <chart:data-point chart:repeated="11"/>
          </chart:series>
          <chart:series chart:values-cell-range-address="PROC.$E$2:.$E$12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2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2" chart:class="chart:line" chart:attached-axis="primary-y" chart:style-name="G0S0">
            <chart:data-point chart:repeated="11"/>
          </chart:series>
          <chart:series chart:values-cell-range-address="PROC.$I$2:.$I$12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File-backed paging (kByes/sec) ubuntuServer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2"/>
          </chart:axis>
          <chart:axis chart:dimension="y" chart:name="primary-y" chart:style-name="Axs1"/>
          <chart:series chart:label-cell-address="VM.$H$1" chart:values-cell-range-address="VM.$H$2:.$H$12" chart:class="chart:area" chart:attached-axis="primary-y" chart:style-name="G0S0">
            <chart:data-point chart:repeated="11"/>
          </chart:series>
          <chart:series chart:label-cell-address="VM.$I$1" chart:values-cell-range-address="VM.$I$2:.$I$12" chart:class="chart:area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Swap-space activity (kBytes/sec) ubuntuServer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2"/>
          </chart:axis>
          <chart:axis chart:dimension="y" chart:name="primary-y" chart:style-name="Axs1"/>
          <chart:series chart:label-cell-address="VM.$J$1" chart:values-cell-range-address="VM.$J$2:.$J$12" chart:class="chart:area" chart:attached-axis="primary-y" chart:style-name="G0S0">
            <chart:data-point chart:repeated="11"/>
          </chart:series>
          <chart:series chart:label-cell-address="VM.$K$1" chart:values-cell-range-address="VM.$K$2:.$K$12" chart:class="chart:area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2"/>
          </chart:axis>
          <chart:axis chart:dimension="y" chart:name="primary-y" chart:style-name="Axs1"/>
          <chart:series chart:label-cell-address="CPU_ALL.$G$1" chart:values-cell-range-address="CPU_ALL.$G$2:.$G$12" chart:class="chart:area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1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2"/>
          </chart:axis>
          <chart:axis chart:dimension="y" chart:name="primary-y" chart:style-name="Axs1"/>
          <chart:series chart:label-cell-address="CPU01.$B$1" chart:values-cell-range-address="CPU01.$B$2:.$B$12" chart:class="chart:area" chart:attached-axis="primary-y" chart:style-name="G0S0">
            <chart:data-point chart:repeated="11"/>
          </chart:series>
          <chart:series chart:label-cell-address="CPU01.$C$1" chart:values-cell-range-address="CPU01.$C$2:.$C$12" chart:class="chart:area" chart:attached-axis="primary-y" chart:style-name="G0S1">
            <chart:data-point chart:repeated="11"/>
          </chart:series>
          <chart:series chart:label-cell-address="CPU01.$D$1" chart:values-cell-range-address="CPU01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2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2"/>
          </chart:axis>
          <chart:axis chart:dimension="y" chart:name="primary-y" chart:style-name="Axs1"/>
          <chart:series chart:label-cell-address="CPU02.$B$1" chart:values-cell-range-address="CPU02.$B$2:.$B$12" chart:class="chart:area" chart:attached-axis="primary-y" chart:style-name="G0S0">
            <chart:data-point chart:repeated="11"/>
          </chart:series>
          <chart:series chart:label-cell-address="CPU02.$C$1" chart:values-cell-range-address="CPU02.$C$2:.$C$12" chart:class="chart:area" chart:attached-axis="primary-y" chart:style-name="G0S1">
            <chart:data-point chart:repeated="11"/>
          </chart:series>
          <chart:series chart:label-cell-address="CPU02.$D$1" chart:values-cell-range-address="CPU02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3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2"/>
          </chart:axis>
          <chart:axis chart:dimension="y" chart:name="primary-y" chart:style-name="Axs1"/>
          <chart:series chart:label-cell-address="CPU03.$B$1" chart:values-cell-range-address="CPU03.$B$2:.$B$12" chart:class="chart:area" chart:attached-axis="primary-y" chart:style-name="G0S0">
            <chart:data-point chart:repeated="11"/>
          </chart:series>
          <chart:series chart:label-cell-address="CPU03.$C$1" chart:values-cell-range-address="CPU03.$C$2:.$C$12" chart:class="chart:area" chart:attached-axis="primary-y" chart:style-name="G0S1">
            <chart:data-point chart:repeated="11"/>
          </chart:series>
          <chart:series chart:label-cell-address="CPU03.$D$1" chart:values-cell-range-address="CPU03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4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2"/>
          </chart:axis>
          <chart:axis chart:dimension="y" chart:name="primary-y" chart:style-name="Axs1"/>
          <chart:series chart:label-cell-address="CPU04.$B$1" chart:values-cell-range-address="CPU04.$B$2:.$B$12" chart:class="chart:area" chart:attached-axis="primary-y" chart:style-name="G0S0">
            <chart:data-point chart:repeated="11"/>
          </chart:series>
          <chart:series chart:label-cell-address="CPU04.$C$1" chart:values-cell-range-address="CPU04.$C$2:.$C$12" chart:class="chart:area" chart:attached-axis="primary-y" chart:style-name="G0S1">
            <chart:data-point chart:repeated="11"/>
          </chart:series>
          <chart:series chart:label-cell-address="CPU04.$D$1" chart:values-cell-range-address="CPU04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CPU by Processor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Disk total KB/s JMeter_Test_90_Threads -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2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2" chart:class="chart:area" chart:attached-axis="primary-y" chart:style-name="G0S0">
            <chart:data-point chart:repeated="11"/>
          </chart:series>
          <chart:series chart:label-cell-address="DISK_SUMM.$C$1" chart:values-cell-range-address="DISK_SUMM.$C$2:.$C$12" chart:class="chart:area" chart:attached-axis="primary-y" chart:style-name="G0S1">
            <chart:data-point chart:repeated="11"/>
          </chart:series>
          <chart:series chart:values-cell-range-address="DISK_SUMM.$D$2:.$D$12" chart:class="chart:line" chart:attached-axis="secondary-y" chart:style-name="G1S0"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otal KB/s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4" chart:values-cell-range-address="DISK_SUMM.$B$14:.$D$14" chart:class="chart:bar" chart:attached-axis="primary-y" chart:style-name="G0S0">
            <chart:data-point chart:repeated="3"/>
          </chart:series>
          <chart:series chart:label-cell-address="DISK_SUMM.$A$15" chart:values-cell-range-address="DISK_SUMM.$B$15:.$D$15" chart:class="chart:bar" chart:attached-axis="primary-y" chart:style-name="G0S1">
            <chart:data-point chart:repeated="3"/>
          </chart:series>
          <chart:series chart:label-cell-address="DISK_SUMM.$A$16" chart:values-cell-range-address="DISK_SUMM.$B$16:.$D$16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Block Size JMeter_Test_90_Threads (Kbyte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4:.$E$14" chart:class="chart:bar" chart:attached-axis="primary-y" chart:style-name="G0S0">
            <chart:data-point chart:repeated="4"/>
          </chart:series>
          <chart:series chart:values-cell-range-address="DISKBSIZE.$B$15:.$E$15" chart:class="chart:bar" chart:attached-axis="primary-y" chart:style-name="G0S1">
            <chart:data-point chart:repeated="4"/>
          </chart:series>
          <chart:series chart:values-cell-range-address="DISKBSIZE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Block Size JMeter_Test_90_Threads (Kbyte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2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2" chart:class="chart:line" chart:attached-axis="primary-y" chart:style-name="G0S0">
            <chart:data-point chart:repeated="11"/>
          </chart:series>
          <chart:series chart:label-cell-address="DISKBSIZE.$C$1" chart:values-cell-range-address="DISKBSIZE.$C$2:.$C$12" chart:class="chart:line" chart:attached-axis="primary-y" chart:style-name="G0S1">
            <chart:data-point chart:repeated="11"/>
          </chart:series>
          <chart:series chart:label-cell-address="DISKBSIZE.$D$1" chart:values-cell-range-address="DISKBSIZE.$D$2:.$D$12" chart:class="chart:line" chart:attached-axis="primary-y" chart:style-name="G0S2">
            <chart:data-point chart:repeated="11"/>
          </chart:series>
          <chart:series chart:label-cell-address="DISKBSIZE.$E$1" chart:values-cell-range-address="DISKBSIZE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%Busy JMeter_Test_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4:.$E$14" chart:class="chart:bar" chart:attached-axis="primary-y" chart:style-name="G0S0">
            <chart:data-point chart:repeated="4"/>
          </chart:series>
          <chart:series chart:values-cell-range-address="DISKBUSY.$B$15:.$E$15" chart:class="chart:bar" chart:attached-axis="primary-y" chart:style-name="G0S1">
            <chart:data-point chart:repeated="4"/>
          </chart:series>
          <chart:series chart:values-cell-range-address="DISKBUSY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